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56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3.162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3M so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number-columns-repeated="7"/>
          <table:table-cell office:value-type="string" calcext:value-type="string">
            <text:p>ERROR = </text:p>
          </table:table-cell>
        </table:table-row>
        <table:table-row table:style-name="ro1">
          <table:table-cell office:value-type="string" calcext:value-type="string">
            <text:p>RH + BH + MFCC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([.F2]/1000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IMUM MERGED_FULL_SONG1</text:p>
          </table:table-cell>
          <table:table-cell table:formula="of:=MIN([.B3:.B12])" office:value-type="float" office:value="0" calcext:value-type="float">
            <text:p>0</text:p>
          </table:table-cell>
          <table:table-cell table:formula="of:=([.F3]/1000)" office:value-type="float" office:value="0" calcext:value-type="float">
            <text:p>0</text:p>
          </table:table-cell>
          <table:table-cell table:formula="of:=[.G2]-[.G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IMUM MERGED_FULL_SONG1</text:p>
          </table:table-cell>
          <table:table-cell table:formula="of:=MAX([.B3:.B12])" office:value-type="float" office:value="0" calcext:value-type="float">
            <text:p>0</text:p>
          </table:table-cell>
          <table:table-cell table:formula="of:=([.F4]/1000)" office:value-type="float" office:value="0" calcext:value-type="float">
            <text:p>0</text:p>
          </table:table-cell>
          <table:table-cell table:formula="of:=[.G4]-[.G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 MERGED_FULL_SONG1</text:p>
          </table:table-cell>
          <table:table-cell table:formula="of:=MEDIAN([.B3:.B12])" office:value-type="string" office:string-value="" calcext:value-type="error">
            <text:p>#VALUE!</text:p>
          </table:table-cell>
          <table:table-cell table:formula="of:=([.F5]/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AVERAGE </text:span>MERGED_FULL_SONG2</text:p>
          </table:table-cell>
          <table:table-cell table:formula="of:=AVERAGE([.C3:.C12])" office:value-type="string" office:string-value="" calcext:value-type="error">
            <text:p>#DIV/0!</text:p>
          </table:table-cell>
          <table:table-cell table:formula="of:=([.F7]/1000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MINIMUM </text:span>MERGED_FULL_SONG2</text:p>
          </table:table-cell>
          <table:table-cell table:formula="of:=MIN([.C3:.C12])" office:value-type="float" office:value="0" calcext:value-type="float">
            <text:p>0</text:p>
          </table:table-cell>
          <table:table-cell table:formula="of:=([.F8]/1000)" office:value-type="float" office:value="0" calcext:value-type="float">
            <text:p>0</text:p>
          </table:table-cell>
          <table:table-cell table:formula="of:=[.G7]-[.G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pan text:style-name="T1">MAXIMUM </text:span>MERGED_FULL_SONG2</text:p>
          </table:table-cell>
          <table:table-cell table:formula="of:=MAX([.C3:.C12])" office:value-type="float" office:value="0" calcext:value-type="float">
            <text:p>0</text:p>
          </table:table-cell>
          <table:table-cell table:formula="of:=([.F9]/1000)" office:value-type="float" office:value="0" calcext:value-type="float">
            <text:p>0</text:p>
          </table:table-cell>
          <table:table-cell table:formula="of:=[.G9]-[.G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 MERGED_FULL_SONG2</text:p>
          </table:table-cell>
          <table:table-cell table:formula="of:=MEDIAN([.C3:.C12])" office:value-type="string" office:string-value="" calcext:value-type="error">
            <text:p>#VALUE!</text:p>
          </table:table-cell>
          <table:table-cell table:formula="of:=([.F10]/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AILED: 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H + MFCC + NOTES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15:.B24])" office:value-type="string" office:string-value="" calcext:value-type="error">
            <text:p>#DIV/0!</text:p>
          </table:table-cell>
          <table:table-cell table:formula="of:=([.F14]/1000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IMUM MERGED_FULL_SONG1</text:p>
          </table:table-cell>
          <table:table-cell table:formula="of:=MIN([.B15:.B24])" office:value-type="float" office:value="0" calcext:value-type="float">
            <text:p>0</text:p>
          </table:table-cell>
          <table:table-cell table:formula="of:=([.F15]/1000)" office:value-type="float" office:value="0" calcext:value-type="float">
            <text:p>0</text:p>
          </table:table-cell>
          <table:table-cell table:formula="of:=[.G14]-[.G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IMUM MERGED_FULL_SONG1</text:p>
          </table:table-cell>
          <table:table-cell table:formula="of:=MAX([.B15:.B24])" office:value-type="float" office:value="0" calcext:value-type="float">
            <text:p>0</text:p>
          </table:table-cell>
          <table:table-cell table:formula="of:=([.F16]/1000)" office:value-type="float" office:value="0" calcext:value-type="float">
            <text:p>0</text:p>
          </table:table-cell>
          <table:table-cell table:formula="of:=[.G16]-[.G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 MERGED_FULL_SONG1</text:p>
          </table:table-cell>
          <table:table-cell table:formula="of:=MEDIAN([.B15:.B24])" office:value-type="string" office:string-value="" calcext:value-type="error">
            <text:p>#VALUE!</text:p>
          </table:table-cell>
          <table:table-cell table:formula="of:=([.F17]/1000)" office:value-type="string" office:string-value="" calcext:value-type="error">
            <text:p>#VALUE!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AVERAGE </text:span>MERGED_FULL_SONG2</text:p>
          </table:table-cell>
          <table:table-cell table:formula="of:=AVERAGE([.C15:.C24])" office:value-type="string" office:string-value="" calcext:value-type="error">
            <text:p>#DIV/0!</text:p>
          </table:table-cell>
          <table:table-cell table:formula="of:=([.F20]/1000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MINIMUM </text:span>MERGED_FULL_SONG2</text:p>
          </table:table-cell>
          <table:table-cell table:formula="of:=MIN([.C15:.C24])" office:value-type="float" office:value="0" calcext:value-type="float">
            <text:p>0</text:p>
          </table:table-cell>
          <table:table-cell table:formula="of:=([.F21]/1000)" office:value-type="float" office:value="0" calcext:value-type="float">
            <text:p>0</text:p>
          </table:table-cell>
          <table:table-cell table:formula="of:=[.G20]-[.G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pan text:style-name="T1">MAXIMUM </text:span>MERGED_FULL_SONG2</text:p>
          </table:table-cell>
          <table:table-cell table:formula="of:=MAX([.C15:.C24])" office:value-type="float" office:value="0" calcext:value-type="float">
            <text:p>0</text:p>
          </table:table-cell>
          <table:table-cell table:formula="of:=([.F22]/1000)" office:value-type="float" office:value="0" calcext:value-type="float">
            <text:p>0</text:p>
          </table:table-cell>
          <table:table-cell table:formula="of:=[.G22]-[.G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 MERGED_FULL_SONG2</text:p>
          </table:table-cell>
          <table:table-cell table:formula="of:=MEDIAN([.C15:.C24])" office:value-type="string" office:string-value="" calcext:value-type="error">
            <text:p>#VALUE!</text:p>
          </table:table-cell>
          <table:table-cell table:formula="of:=([.F23]/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AILED: 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P + JS + CHROMA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28:.B38])" office:value-type="string" office:string-value="" calcext:value-type="error">
            <text:p>#DIV/0!</text:p>
          </table:table-cell>
          <table:table-cell table:formula="of:=([.F27]/1000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IMUM MERGED_FULL_SONG1</text:p>
          </table:table-cell>
          <table:table-cell table:formula="of:=MIN([.B28:.B38])" office:value-type="float" office:value="0" calcext:value-type="float">
            <text:p>0</text:p>
          </table:table-cell>
          <table:table-cell table:formula="of:=([.F28]/1000)" office:value-type="float" office:value="0" calcext:value-type="float">
            <text:p>0</text:p>
          </table:table-cell>
          <table:table-cell table:formula="of:=[.G27]-[.G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IMUM MERGED_FULL_SONG1</text:p>
          </table:table-cell>
          <table:table-cell table:formula="of:=MAX([.B28:.B38])" office:value-type="float" office:value="0" calcext:value-type="float">
            <text:p>0</text:p>
          </table:table-cell>
          <table:table-cell table:formula="of:=([.F29]/1000)" office:value-type="float" office:value="0" calcext:value-type="float">
            <text:p>0</text:p>
          </table:table-cell>
          <table:table-cell table:formula="of:=[.G29]-[.G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 MERGED_FULL_SONG1</text:p>
          </table:table-cell>
          <table:table-cell table:formula="of:=MEDIAN([.B28:.B37])" office:value-type="string" office:string-value="" calcext:value-type="error">
            <text:p>#VALUE!</text:p>
          </table:table-cell>
          <table:table-cell table:formula="of:=([.F30]/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AVERAGE </text:span>MERGED_FULL_SONG2</text:p>
          </table:table-cell>
          <table:table-cell table:formula="of:=AVERAGE([.C28:.C38])" office:value-type="string" office:string-value="" calcext:value-type="error">
            <text:p>#DIV/0!</text:p>
          </table:table-cell>
          <table:table-cell table:formula="of:=([.F32]/1000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MINIMUM </text:span>MERGED_FULL_SONG2</text:p>
          </table:table-cell>
          <table:table-cell table:formula="of:=MIN([.C28:.C38])" office:value-type="float" office:value="0" calcext:value-type="float">
            <text:p>0</text:p>
          </table:table-cell>
          <table:table-cell table:formula="of:=([.F33]/1000)" office:value-type="float" office:value="0" calcext:value-type="float">
            <text:p>0</text:p>
          </table:table-cell>
          <table:table-cell table:formula="of:=[.G32]-[.G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pan text:style-name="T1">MAXIMUM </text:span>MERGED_FULL_SONG2</text:p>
          </table:table-cell>
          <table:table-cell table:formula="of:=MAX([.C28:.C41])" office:value-type="float" office:value="0" calcext:value-type="float">
            <text:p>0</text:p>
          </table:table-cell>
          <table:table-cell table:formula="of:=([.F34]/1000)" office:value-type="float" office:value="0" calcext:value-type="float">
            <text:p>0</text:p>
          </table:table-cell>
          <table:table-cell table:formula="of:=[.G34]-[.G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 MERGED_FULL_SONG2</text:p>
          </table:table-cell>
          <table:table-cell table:formula="of:=MEDIAN([.C28:.C37])" office:value-type="string" office:string-value="" calcext:value-type="error">
            <text:p>#VALUE!</text:p>
          </table:table-cell>
          <table:table-cell table:formula="of:=([.F35]/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ON POS DEFINIT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EGATIVE JS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P + SKL + CHROMA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42:.B61])" office:value-type="string" office:string-value="" calcext:value-type="error">
            <text:p>#DIV/0!</text:p>
          </table:table-cell>
          <table:table-cell table:formula="of:=([.F41]/1000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IMUM MERGED_FULL_SONG1</text:p>
          </table:table-cell>
          <table:table-cell table:formula="of:=MIN([.B42:.B61])" office:value-type="float" office:value="0" calcext:value-type="float">
            <text:p>0</text:p>
          </table:table-cell>
          <table:table-cell table:formula="of:=([.F42]/1000)" office:value-type="float" office:value="0" calcext:value-type="float">
            <text:p>0</text:p>
          </table:table-cell>
          <table:table-cell table:formula="of:=[.G41]-[.G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IMUM MERGED_FULL_SONG1</text:p>
          </table:table-cell>
          <table:table-cell table:formula="of:=MAX([.B42:.B61])" office:value-type="float" office:value="0" calcext:value-type="float">
            <text:p>0</text:p>
          </table:table-cell>
          <table:table-cell table:formula="of:=([.F43]/1000)" office:value-type="float" office:value="0" calcext:value-type="float">
            <text:p>0</text:p>
          </table:table-cell>
          <table:table-cell table:formula="of:=[.G43]-[.G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 MERGED_FULL_SONG1</text:p>
          </table:table-cell>
          <table:table-cell table:formula="of:=MEDIAN([.B42:.B51])" office:value-type="string" office:string-value="" calcext:value-type="error">
            <text:p>#VALUE!</text:p>
          </table:table-cell>
          <table:table-cell table:formula="of:=([.F44]/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AVERAGE </text:span>MERGED_FULL_SONG2</text:p>
          </table:table-cell>
          <table:table-cell table:formula="of:=AVERAGE([.C42:.C61])" office:value-type="string" office:string-value="" calcext:value-type="error">
            <text:p>#DIV/0!</text:p>
          </table:table-cell>
          <table:table-cell table:formula="of:=([.F46]/1000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MINIMUM </text:span>MERGED_FULL_SONG2</text:p>
          </table:table-cell>
          <table:table-cell table:formula="of:=MIN([.C42:.C61])" office:value-type="float" office:value="0" calcext:value-type="float">
            <text:p>0</text:p>
          </table:table-cell>
          <table:table-cell table:formula="of:=([.F47]/1000)" office:value-type="float" office:value="0" calcext:value-type="float">
            <text:p>0</text:p>
          </table:table-cell>
          <table:table-cell table:formula="of:=[.G46]-[.G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pan text:style-name="T1">MAXIMUM </text:span>MERGED_FULL_SONG2</text:p>
          </table:table-cell>
          <table:table-cell table:formula="of:=MAX([.C42:.C61])" office:value-type="float" office:value="0" calcext:value-type="float">
            <text:p>0</text:p>
          </table:table-cell>
          <table:table-cell table:formula="of:=([.F48]/1000)" office:value-type="float" office:value="0" calcext:value-type="float">
            <text:p>0</text:p>
          </table:table-cell>
          <table:table-cell table:formula="of:=[.G48]-[.G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 MERGED_FULL_SONG2</text:p>
          </table:table-cell>
          <table:table-cell table:formula="of:=MEDIAN([.C42:.C51])" office:value-type="string" office:string-value="" calcext:value-type="error">
            <text:p>#VALUE!</text:p>
          </table:table-cell>
          <table:table-cell table:formula="of:=([.F49]/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EG: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N INVERTIBLE:</text:p>
          </table:table-cell>
          <table:table-cell table:number-columns-repeated="3"/>
        </table:table-row>
      </table:table>
      <table:table table:name="1M so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number-columns-repeated="7"/>
          <table:table-cell office:value-type="string" calcext:value-type="string">
            <text:p>ERROR = </text:p>
          </table:table-cell>
        </table:table-row>
        <table:table-row table:style-name="ro1">
          <table:table-cell office:value-type="string" calcext:value-type="string">
            <text:p>RH + BH + MFCC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3:.B12])" office:value-type="float" office:value="164663.2" calcext:value-type="float">
            <text:p>164663.2</text:p>
          </table:table-cell>
          <table:table-cell table:formula="of:=([.F2]/1000)" office:value-type="float" office:value="164.6632" calcext:value-type="float">
            <text:p>164.6632</text:p>
          </table:table-cell>
          <table:table-cell/>
        </table:table-row>
        <table:table-row table:style-name="ro1">
          <table:table-cell/>
          <table:table-cell office:value-type="float" office:value="132236" calcext:value-type="float">
            <text:p>132236</text:p>
          </table:table-cell>
          <table:table-cell office:value-type="float" office:value="13366" calcext:value-type="float">
            <text:p>13366</text:p>
          </table:table-cell>
          <table:table-cell/>
          <table:table-cell office:value-type="string" calcext:value-type="string">
            <text:p>MINIMUM MERGED_FULL_SONG1</text:p>
          </table:table-cell>
          <table:table-cell table:formula="of:=MIN([.B3:.B12])" office:value-type="float" office:value="85049" calcext:value-type="float">
            <text:p>85049</text:p>
          </table:table-cell>
          <table:table-cell table:formula="of:=([.F3]/1000)" office:value-type="float" office:value="85.049" calcext:value-type="float">
            <text:p>85.049</text:p>
          </table:table-cell>
          <table:table-cell table:formula="of:=[.G2]-[.G3]" office:value-type="float" office:value="79.6142" calcext:value-type="float">
            <text:p>79.6142</text:p>
          </table:table-cell>
        </table:table-row>
        <table:table-row table:style-name="ro1">
          <table:table-cell/>
          <table:table-cell office:value-type="float" office:value="261720" calcext:value-type="float">
            <text:p>261720</text:p>
          </table:table-cell>
          <table:table-cell office:value-type="float" office:value="19610" calcext:value-type="float">
            <text:p>19610</text:p>
          </table:table-cell>
          <table:table-cell/>
          <table:table-cell office:value-type="string" calcext:value-type="string">
            <text:p>MAXIMUM MERGED_FULL_SONG1</text:p>
          </table:table-cell>
          <table:table-cell table:formula="of:=MAX([.B3:.B12])" office:value-type="float" office:value="261720" calcext:value-type="float">
            <text:p>261720</text:p>
          </table:table-cell>
          <table:table-cell table:formula="of:=([.F4]/1000)" office:value-type="float" office:value="261.72" calcext:value-type="float">
            <text:p>261.72</text:p>
          </table:table-cell>
          <table:table-cell table:formula="of:=[.G4]-[.G2]" office:value-type="float" office:value="97.0568" calcext:value-type="float">
            <text:p>97.0568</text:p>
          </table:table-cell>
        </table:table-row>
        <table:table-row table:style-name="ro1">
          <table:table-cell/>
          <table:table-cell office:value-type="float" office:value="130343" calcext:value-type="float">
            <text:p>130343</text:p>
          </table:table-cell>
          <table:table-cell office:value-type="float" office:value="12101" calcext:value-type="float">
            <text:p>12101</text:p>
          </table:table-cell>
          <table:table-cell/>
          <table:table-cell office:value-type="string" calcext:value-type="string">
            <text:p>MEDIAN MERGED_FULL_SONG1</text:p>
          </table:table-cell>
          <table:table-cell table:formula="of:=MEDIAN([.B3:.B12])" office:value-type="float" office:value="152446" calcext:value-type="float">
            <text:p>152446</text:p>
          </table:table-cell>
          <table:table-cell table:formula="of:=([.F5]/1000)" office:value-type="float" office:value="152.446" calcext:value-type="float">
            <text:p>152.446</text:p>
          </table:table-cell>
          <table:table-cell/>
        </table:table-row>
        <table:table-row table:style-name="ro1">
          <table:table-cell/>
          <table:table-cell office:value-type="float" office:value="85485" calcext:value-type="float">
            <text:p>85485</text:p>
          </table:table-cell>
          <table:table-cell office:value-type="float" office:value="13396" calcext:value-type="float">
            <text:p>133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0341" calcext:value-type="float">
            <text:p>230341</text:p>
          </table:table-cell>
          <table:table-cell office:value-type="float" office:value="13612" calcext:value-type="float">
            <text:p>13612</text:p>
          </table:table-cell>
          <table:table-cell/>
          <table:table-cell office:value-type="string" calcext:value-type="string">
            <text:p><text:span text:style-name="T1">AVERAGE </text:span>MERGED_FULL_SONG2</text:p>
          </table:table-cell>
          <table:table-cell table:formula="of:=AVERAGE([.C3:.C12])" office:value-type="float" office:value="17515.2" calcext:value-type="float">
            <text:p>17515.2</text:p>
          </table:table-cell>
          <table:table-cell table:formula="of:=([.F7]/1000)" office:value-type="float" office:value="17.5152" calcext:value-type="float">
            <text:p>17.5152</text:p>
          </table:table-cell>
          <table:table-cell/>
        </table:table-row>
        <table:table-row table:style-name="ro1">
          <table:table-cell/>
          <table:table-cell office:value-type="float" office:value="85049" calcext:value-type="float">
            <text:p>85049</text:p>
          </table:table-cell>
          <table:table-cell office:value-type="float" office:value="14784" calcext:value-type="float">
            <text:p>14784</text:p>
          </table:table-cell>
          <table:table-cell/>
          <table:table-cell office:value-type="string" calcext:value-type="string">
            <text:p><text:span text:style-name="T1">MINIMUM </text:span>MERGED_FULL_SONG2</text:p>
          </table:table-cell>
          <table:table-cell table:formula="of:=MIN([.C3:.C12])" office:value-type="float" office:value="12101" calcext:value-type="float">
            <text:p>12101</text:p>
          </table:table-cell>
          <table:table-cell table:formula="of:=([.F8]/1000)" office:value-type="float" office:value="12.101" calcext:value-type="float">
            <text:p>12.101</text:p>
          </table:table-cell>
          <table:table-cell table:formula="of:=[.G7]-[.G8]" office:value-type="float" office:value="5.4142" calcext:value-type="float">
            <text:p>5.4142</text:p>
          </table:table-cell>
        </table:table-row>
        <table:table-row table:style-name="ro1">
          <table:table-cell/>
          <table:table-cell office:value-type="float" office:value="159474" calcext:value-type="float">
            <text:p>159474</text:p>
          </table:table-cell>
          <table:table-cell office:value-type="float" office:value="12922" calcext:value-type="float">
            <text:p>12922</text:p>
          </table:table-cell>
          <table:table-cell/>
          <table:table-cell office:value-type="string" calcext:value-type="string">
            <text:p><text:span text:style-name="T1">MAXIMUM </text:span>MERGED_FULL_SONG2</text:p>
          </table:table-cell>
          <table:table-cell table:formula="of:=MAX([.C3:.C12])" office:value-type="float" office:value="46004" calcext:value-type="float">
            <text:p>46004</text:p>
          </table:table-cell>
          <table:table-cell table:formula="of:=([.F9]/1000)" office:value-type="float" office:value="46.004" calcext:value-type="float">
            <text:p>46.004</text:p>
          </table:table-cell>
          <table:table-cell table:formula="of:=[.G9]-[.G7]" office:value-type="float" office:value="28.4888" calcext:value-type="float">
            <text:p>28.4888</text:p>
          </table:table-cell>
        </table:table-row>
        <table:table-row table:style-name="ro1">
          <table:table-cell/>
          <table:table-cell office:value-type="float" office:value="220326" calcext:value-type="float">
            <text:p>220326</text:p>
          </table:table-cell>
          <table:table-cell office:value-type="float" office:value="15698" calcext:value-type="float">
            <text:p>15698</text:p>
          </table:table-cell>
          <table:table-cell/>
          <table:table-cell office:value-type="string" calcext:value-type="string">
            <text:p>MEDIAN MERGED_FULL_SONG2</text:p>
          </table:table-cell>
          <table:table-cell table:formula="of:=MEDIAN([.C3:.C12])" office:value-type="float" office:value="13635.5" calcext:value-type="float">
            <text:p>13635.5</text:p>
          </table:table-cell>
          <table:table-cell table:formula="of:=([.F10]/1000)" office:value-type="float" office:value="13.6355" calcext:value-type="float">
            <text:p>13.6355</text:p>
          </table:table-cell>
          <table:table-cell/>
        </table:table-row>
        <table:table-row table:style-name="ro1">
          <table:table-cell/>
          <table:table-cell office:value-type="float" office:value="196240" calcext:value-type="float">
            <text:p>196240</text:p>
          </table:table-cell>
          <table:table-cell office:value-type="float" office:value="13659" calcext:value-type="float">
            <text:p>13659</text:p>
          </table:table-cell>
          <table:table-cell/>
          <table:table-cell office:value-type="string" calcext:value-type="string">
            <text:p>FAILED: 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418" calcext:value-type="float">
            <text:p>145418</text:p>
          </table:table-cell>
          <table:table-cell office:value-type="float" office:value="46004" calcext:value-type="float">
            <text:p>4600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H + MFCC + NOTES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15:.B24])" office:value-type="float" office:value="308887.7" calcext:value-type="float">
            <text:p>308887.7</text:p>
          </table:table-cell>
          <table:table-cell table:formula="of:=([.F14]/1000)" office:value-type="float" office:value="308.8877" calcext:value-type="float">
            <text:p>308.8877</text:p>
          </table:table-cell>
          <table:table-cell/>
        </table:table-row>
        <table:table-row table:style-name="ro1">
          <table:table-cell/>
          <table:table-cell office:value-type="float" office:value="161722" calcext:value-type="float">
            <text:p>161722</text:p>
          </table:table-cell>
          <table:table-cell office:value-type="float" office:value="17030" calcext:value-type="float">
            <text:p>17030</text:p>
          </table:table-cell>
          <table:table-cell/>
          <table:table-cell office:value-type="string" calcext:value-type="string">
            <text:p>MINIMUM MERGED_FULL_SONG1</text:p>
          </table:table-cell>
          <table:table-cell table:formula="of:=MIN([.B15:.B24])" office:value-type="float" office:value="65271" calcext:value-type="float">
            <text:p>65271</text:p>
          </table:table-cell>
          <table:table-cell table:formula="of:=([.F15]/1000)" office:value-type="float" office:value="65.271" calcext:value-type="float">
            <text:p>65.271</text:p>
          </table:table-cell>
          <table:table-cell table:formula="of:=[.G14]-[.G15]" office:value-type="float" office:value="243.6167" calcext:value-type="float">
            <text:p>243.6167</text:p>
          </table:table-cell>
        </table:table-row>
        <table:table-row table:style-name="ro1">
          <table:table-cell/>
          <table:table-cell office:value-type="float" office:value="128304" calcext:value-type="float">
            <text:p>128304</text:p>
          </table:table-cell>
          <table:table-cell office:value-type="float" office:value="16269" calcext:value-type="float">
            <text:p>16269</text:p>
          </table:table-cell>
          <table:table-cell/>
          <table:table-cell office:value-type="string" calcext:value-type="string">
            <text:p>MAXIMUM MERGED_FULL_SONG1</text:p>
          </table:table-cell>
          <table:table-cell table:formula="of:=MAX([.B15:.B24])" office:value-type="float" office:value="984255" calcext:value-type="float">
            <text:p>984255</text:p>
          </table:table-cell>
          <table:table-cell table:formula="of:=([.F16]/1000)" office:value-type="float" office:value="984.255" calcext:value-type="float">
            <text:p>984.255</text:p>
          </table:table-cell>
          <table:table-cell table:formula="of:=[.G16]-[.G14]" office:value-type="float" office:value="675.3673" calcext:value-type="float">
            <text:p>675.3673</text:p>
          </table:table-cell>
        </table:table-row>
        <table:table-row table:style-name="ro1">
          <table:table-cell/>
          <table:table-cell office:value-type="float" office:value="160963" calcext:value-type="float">
            <text:p>160963</text:p>
          </table:table-cell>
          <table:table-cell office:value-type="float" office:value="19366" calcext:value-type="float">
            <text:p>19366</text:p>
          </table:table-cell>
          <table:table-cell/>
          <table:table-cell office:value-type="string" calcext:value-type="string">
            <text:p>MEDIAN MERGED_FULL_SONG1</text:p>
          </table:table-cell>
          <table:table-cell table:formula="of:=MEDIAN([.B15:.B24])" office:value-type="float" office:value="161342.5" calcext:value-type="float">
            <text:p>161342.5</text:p>
          </table:table-cell>
          <table:table-cell table:formula="of:=([.F17]/1000)" office:value-type="float" office:value="161.3425" calcext:value-type="float">
            <text:p>161.3425</text:p>
          </table:table-cell>
          <table:table-cell/>
        </table:table-row>
        <table:table-row table:style-name="ro1">
          <table:table-cell/>
          <table:table-cell office:value-type="float" office:value="883050" calcext:value-type="float">
            <text:p>883050</text:p>
          </table:table-cell>
          <table:table-cell office:value-type="float" office:value="21948" calcext:value-type="float">
            <text:p>219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673" calcext:value-type="float">
            <text:p>202673</text:p>
          </table:table-cell>
          <table:table-cell office:value-type="float" office:value="18065" calcext:value-type="float">
            <text:p>18065</text:p>
          </table:table-cell>
          <table:table-cell/>
          <table:table-cell office:value-type="string" calcext:value-type="string">
            <text:p><text:span text:style-name="T1">AVERAGE </text:span>MERGED_FULL_SONG2</text:p>
          </table:table-cell>
          <table:table-cell table:formula="of:=AVERAGE([.C15:.C24])" office:value-type="float" office:value="17416.5" calcext:value-type="float">
            <text:p>17416.5</text:p>
          </table:table-cell>
          <table:table-cell table:formula="of:=([.F19]/1000)" office:value-type="float" office:value="17.4165" calcext:value-type="float">
            <text:p>17.4165</text:p>
          </table:table-cell>
          <table:table-cell/>
        </table:table-row>
        <table:table-row table:style-name="ro1">
          <table:table-cell/>
          <table:table-cell office:value-type="float" office:value="984255" calcext:value-type="float">
            <text:p>984255</text:p>
          </table:table-cell>
          <table:table-cell office:value-type="float" office:value="17905" calcext:value-type="float">
            <text:p>17905</text:p>
          </table:table-cell>
          <table:table-cell/>
          <table:table-cell office:value-type="string" calcext:value-type="string">
            <text:p><text:span text:style-name="T1">MINIMUM </text:span>MERGED_FULL_SONG2</text:p>
          </table:table-cell>
          <table:table-cell table:formula="of:=MIN([.C15:.C24])" office:value-type="float" office:value="13015" calcext:value-type="float">
            <text:p>13015</text:p>
          </table:table-cell>
          <table:table-cell table:formula="of:=([.F20]/1000)" office:value-type="float" office:value="13.015" calcext:value-type="float">
            <text:p>13.015</text:p>
          </table:table-cell>
          <table:table-cell table:formula="of:=[.G19]-[.G20]" office:value-type="float" office:value="4.4015" calcext:value-type="float">
            <text:p>4.4015</text:p>
          </table:table-cell>
        </table:table-row>
        <table:table-row table:style-name="ro1">
          <table:table-cell/>
          <table:table-cell office:value-type="float" office:value="140759" calcext:value-type="float">
            <text:p>140759</text:p>
          </table:table-cell>
          <table:table-cell office:value-type="float" office:value="16349" calcext:value-type="float">
            <text:p>16349</text:p>
          </table:table-cell>
          <table:table-cell/>
          <table:table-cell office:value-type="string" calcext:value-type="string">
            <text:p><text:span text:style-name="T1">MAXIMUM </text:span>MERGED_FULL_SONG2</text:p>
          </table:table-cell>
          <table:table-cell table:formula="of:=MAX([.C15:.C24])" office:value-type="float" office:value="21948" calcext:value-type="float">
            <text:p>21948</text:p>
          </table:table-cell>
          <table:table-cell table:formula="of:=([.F21]/1000)" office:value-type="float" office:value="21.948" calcext:value-type="float">
            <text:p>21.948</text:p>
          </table:table-cell>
          <table:table-cell table:formula="of:=[.G21]-[.G19]" office:value-type="float" office:value="4.5315" calcext:value-type="float">
            <text:p>4.5315</text:p>
          </table:table-cell>
        </table:table-row>
        <table:table-row table:style-name="ro1">
          <table:table-cell/>
          <table:table-cell office:value-type="float" office:value="254849" calcext:value-type="float">
            <text:p>254849</text:p>
          </table:table-cell>
          <table:table-cell office:value-type="float" office:value="16356" calcext:value-type="float">
            <text:p>16356</text:p>
          </table:table-cell>
          <table:table-cell/>
          <table:table-cell office:value-type="string" calcext:value-type="string">
            <text:p>MEDIAN MERGED_FULL_SONG2</text:p>
          </table:table-cell>
          <table:table-cell table:formula="of:=MEDIAN([.C15:.C24])" office:value-type="float" office:value="17446" calcext:value-type="float">
            <text:p>17446</text:p>
          </table:table-cell>
          <table:table-cell table:formula="of:=([.F22]/1000)" office:value-type="float" office:value="17.446" calcext:value-type="float">
            <text:p>17.446</text:p>
          </table:table-cell>
          <table:table-cell/>
        </table:table-row>
        <table:table-row table:style-name="ro1">
          <table:table-cell/>
          <table:table-cell office:value-type="float" office:value="65271" calcext:value-type="float">
            <text:p>65271</text:p>
          </table:table-cell>
          <table:table-cell office:value-type="float" office:value="13015" calcext:value-type="float">
            <text:p>13015</text:p>
          </table:table-cell>
          <table:table-cell/>
          <table:table-cell office:value-type="string" calcext:value-type="string">
            <text:p>FAILED: 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031" calcext:value-type="float">
            <text:p>107031</text:p>
          </table:table-cell>
          <table:table-cell office:value-type="float" office:value="17862" calcext:value-type="float">
            <text:p>1786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P + JS + CHROMA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27:.B36])" office:value-type="string" office:string-value="" calcext:value-type="error">
            <text:p>#DIV/0!</text:p>
          </table:table-cell>
          <table:table-cell table:formula="of:=([.F26]/1000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IMUM MERGED_FULL_SONG1</text:p>
          </table:table-cell>
          <table:table-cell table:formula="of:=MIN([.B27:.B36])" office:value-type="float" office:value="0" calcext:value-type="float">
            <text:p>0</text:p>
          </table:table-cell>
          <table:table-cell table:formula="of:=([.F27]/1000)" office:value-type="float" office:value="0" calcext:value-type="float">
            <text:p>0</text:p>
          </table:table-cell>
          <table:table-cell table:formula="of:=[.G26]-[.G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IMUM MERGED_FULL_SONG1</text:p>
          </table:table-cell>
          <table:table-cell table:formula="of:=MAX([.B27:.B36])" office:value-type="float" office:value="0" calcext:value-type="float">
            <text:p>0</text:p>
          </table:table-cell>
          <table:table-cell table:formula="of:=([.F28]/1000)" office:value-type="float" office:value="0" calcext:value-type="float">
            <text:p>0</text:p>
          </table:table-cell>
          <table:table-cell table:formula="of:=[.G28]-[.G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 MERGED_FULL_SONG1</text:p>
          </table:table-cell>
          <table:table-cell table:formula="of:=MEDIAN([.B27:.B36])" office:value-type="string" office:string-value="" calcext:value-type="error">
            <text:p>#VALUE!</text:p>
          </table:table-cell>
          <table:table-cell table:formula="of:=([.F29]/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AVERAGE </text:span>MERGED_FULL_SONG2</text:p>
          </table:table-cell>
          <table:table-cell table:formula="of:=AVERAGE([.C27:.C36])" office:value-type="string" office:string-value="" calcext:value-type="error">
            <text:p>#DIV/0!</text:p>
          </table:table-cell>
          <table:table-cell table:formula="of:=([.F31]/1000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MINIMUM </text:span>MERGED_FULL_SONG2</text:p>
          </table:table-cell>
          <table:table-cell table:formula="of:=MIN([.C27:.C36])" office:value-type="float" office:value="0" calcext:value-type="float">
            <text:p>0</text:p>
          </table:table-cell>
          <table:table-cell table:formula="of:=([.F32]/1000)" office:value-type="float" office:value="0" calcext:value-type="float">
            <text:p>0</text:p>
          </table:table-cell>
          <table:table-cell table:formula="of:=[.G31]-[.G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pan text:style-name="T1">MAXIMUM </text:span>MERGED_FULL_SONG2</text:p>
          </table:table-cell>
          <table:table-cell table:formula="of:=MAX([.C27:.C36])" office:value-type="float" office:value="0" calcext:value-type="float">
            <text:p>0</text:p>
          </table:table-cell>
          <table:table-cell table:formula="of:=([.F33]/1000)" office:value-type="float" office:value="0" calcext:value-type="float">
            <text:p>0</text:p>
          </table:table-cell>
          <table:table-cell table:formula="of:=[.G33]-[.G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 MERGED_FULL_SONG2</text:p>
          </table:table-cell>
          <table:table-cell table:formula="of:=MEDIAN([.C27:.C36])" office:value-type="string" office:string-value="" calcext:value-type="error">
            <text:p>#VALUE!</text:p>
          </table:table-cell>
          <table:table-cell table:formula="of:=([.F34]/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ON POS DEFINIT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EGATIVE J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P + SKL + CHROMA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40:.B59])" office:value-type="string" office:string-value="" calcext:value-type="error">
            <text:p>#DIV/0!</text:p>
          </table:table-cell>
          <table:table-cell table:formula="of:=([.F39]/1000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IMUM MERGED_FULL_SONG1</text:p>
          </table:table-cell>
          <table:table-cell table:formula="of:=MIN([.B40:.B59])" office:value-type="float" office:value="0" calcext:value-type="float">
            <text:p>0</text:p>
          </table:table-cell>
          <table:table-cell table:formula="of:=([.F40]/1000)" office:value-type="float" office:value="0" calcext:value-type="float">
            <text:p>0</text:p>
          </table:table-cell>
          <table:table-cell table:formula="of:=[.G39]-[.G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IMUM MERGED_FULL_SONG1</text:p>
          </table:table-cell>
          <table:table-cell table:formula="of:=MAX([.B40:.B59])" office:value-type="float" office:value="0" calcext:value-type="float">
            <text:p>0</text:p>
          </table:table-cell>
          <table:table-cell table:formula="of:=([.F41]/1000)" office:value-type="float" office:value="0" calcext:value-type="float">
            <text:p>0</text:p>
          </table:table-cell>
          <table:table-cell table:formula="of:=[.G41]-[.G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 MERGED_FULL_SONG1</text:p>
          </table:table-cell>
          <table:table-cell table:formula="of:=MEDIAN([.B40:.B49])" office:value-type="string" office:string-value="" calcext:value-type="error">
            <text:p>#VALUE!</text:p>
          </table:table-cell>
          <table:table-cell table:formula="of:=([.F42]/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AVERAGE </text:span>MERGED_FULL_SONG2</text:p>
          </table:table-cell>
          <table:table-cell table:formula="of:=AVERAGE([.C40:.C59])" office:value-type="string" office:string-value="" calcext:value-type="error">
            <text:p>#DIV/0!</text:p>
          </table:table-cell>
          <table:table-cell table:formula="of:=([.F44]/1000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MINIMUM </text:span>MERGED_FULL_SONG2</text:p>
          </table:table-cell>
          <table:table-cell table:formula="of:=MIN([.C40:.C59])" office:value-type="float" office:value="0" calcext:value-type="float">
            <text:p>0</text:p>
          </table:table-cell>
          <table:table-cell table:formula="of:=([.F45]/1000)" office:value-type="float" office:value="0" calcext:value-type="float">
            <text:p>0</text:p>
          </table:table-cell>
          <table:table-cell table:formula="of:=[.G44]-[.G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pan text:style-name="T1">MAXIMUM </text:span>MERGED_FULL_SONG2</text:p>
          </table:table-cell>
          <table:table-cell table:formula="of:=MAX([.C40:.C59])" office:value-type="float" office:value="0" calcext:value-type="float">
            <text:p>0</text:p>
          </table:table-cell>
          <table:table-cell table:formula="of:=([.F46]/1000)" office:value-type="float" office:value="0" calcext:value-type="float">
            <text:p>0</text:p>
          </table:table-cell>
          <table:table-cell table:formula="of:=[.G46]-[.G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 MERGED_FULL_SONG2</text:p>
          </table:table-cell>
          <table:table-cell table:formula="of:=MEDIAN([.C40:.C49])" office:value-type="string" office:string-value="" calcext:value-type="error">
            <text:p>#VALUE!</text:p>
          </table:table-cell>
          <table:table-cell table:formula="of:=([.F47]/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EG: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N INVERTIBLE:</text:p>
          </table:table-cell>
          <table:table-cell table:number-columns-repeated="3"/>
        </table:table-row>
      </table:table>
      <table:table table:name="500k so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number-columns-repeated="7"/>
          <table:table-cell office:value-type="string" calcext:value-type="string">
            <text:p>ERROR = </text:p>
          </table:table-cell>
        </table:table-row>
        <table:table-row table:style-name="ro1">
          <table:table-cell office:value-type="string" calcext:value-type="string">
            <text:p>RH + BH + MFCC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3:.B12])" office:value-type="float" office:value="87683.7" calcext:value-type="float">
            <text:p>87683.7</text:p>
          </table:table-cell>
          <table:table-cell table:formula="of:=([.F2]/1000)" office:value-type="float" office:value="87.6837" calcext:value-type="float">
            <text:p>87.6837</text:p>
          </table:table-cell>
          <table:table-cell/>
        </table:table-row>
        <table:table-row table:style-name="ro1">
          <table:table-cell/>
          <table:table-cell office:value-type="float" office:value="71072" calcext:value-type="float">
            <text:p>71072</text:p>
          </table:table-cell>
          <table:table-cell office:value-type="float" office:value="11469" calcext:value-type="float">
            <text:p>11469</text:p>
          </table:table-cell>
          <table:table-cell/>
          <table:table-cell office:value-type="string" calcext:value-type="string">
            <text:p>MINIMUM MERGED_FULL_SONG1</text:p>
          </table:table-cell>
          <table:table-cell table:formula="of:=MIN([.B3:.B12])" office:value-type="float" office:value="35439" calcext:value-type="float">
            <text:p>35439</text:p>
          </table:table-cell>
          <table:table-cell table:formula="of:=([.F3]/1000)" office:value-type="float" office:value="35.439" calcext:value-type="float">
            <text:p>35.439</text:p>
          </table:table-cell>
          <table:table-cell table:formula="of:=[.G2]-[.G3]" office:value-type="float" office:value="52.2447" calcext:value-type="float">
            <text:p>52.2447</text:p>
          </table:table-cell>
        </table:table-row>
        <table:table-row table:style-name="ro1">
          <table:table-cell/>
          <table:table-cell office:value-type="float" office:value="108177" calcext:value-type="float">
            <text:p>108177</text:p>
          </table:table-cell>
          <table:table-cell office:value-type="float" office:value="12661" calcext:value-type="float">
            <text:p>12661</text:p>
          </table:table-cell>
          <table:table-cell/>
          <table:table-cell office:value-type="string" calcext:value-type="string">
            <text:p>MAXIMUM MERGED_FULL_SONG1</text:p>
          </table:table-cell>
          <table:table-cell table:formula="of:=MAX([.B3:.B12])" office:value-type="float" office:value="141527" calcext:value-type="float">
            <text:p>141527</text:p>
          </table:table-cell>
          <table:table-cell table:formula="of:=([.F4]/1000)" office:value-type="float" office:value="141.527" calcext:value-type="float">
            <text:p>141.527</text:p>
          </table:table-cell>
          <table:table-cell table:formula="of:=[.G4]-[.G2]" office:value-type="float" office:value="53.8433" calcext:value-type="float">
            <text:p>53.8433</text:p>
          </table:table-cell>
        </table:table-row>
        <table:table-row table:style-name="ro1">
          <table:table-cell/>
          <table:table-cell office:value-type="float" office:value="35439" calcext:value-type="float">
            <text:p>35439</text:p>
          </table:table-cell>
          <table:table-cell office:value-type="float" office:value="13537" calcext:value-type="float">
            <text:p>13537</text:p>
          </table:table-cell>
          <table:table-cell/>
          <table:table-cell office:value-type="string" calcext:value-type="string">
            <text:p>MEDIAN MERGED_FULL_SONG1</text:p>
          </table:table-cell>
          <table:table-cell table:formula="of:=MEDIAN([.B3:.B12])" office:value-type="float" office:value="86322" calcext:value-type="float">
            <text:p>86322</text:p>
          </table:table-cell>
          <table:table-cell table:formula="of:=([.F5]/1000)" office:value-type="float" office:value="86.322" calcext:value-type="float">
            <text:p>86.322</text:p>
          </table:table-cell>
          <table:table-cell/>
        </table:table-row>
        <table:table-row table:style-name="ro1">
          <table:table-cell/>
          <table:table-cell office:value-type="float" office:value="135031" calcext:value-type="float">
            <text:p>135031</text:p>
          </table:table-cell>
          <table:table-cell office:value-type="float" office:value="11619" calcext:value-type="float">
            <text:p>11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304" calcext:value-type="float">
            <text:p>52304</text:p>
          </table:table-cell>
          <table:table-cell office:value-type="float" office:value="10871" calcext:value-type="float">
            <text:p>10871</text:p>
          </table:table-cell>
          <table:table-cell/>
          <table:table-cell office:value-type="string" calcext:value-type="string">
            <text:p><text:span text:style-name="T1">AVERAGE </text:span>MERGED_FULL_SONG2</text:p>
          </table:table-cell>
          <table:table-cell table:formula="of:=AVERAGE([.C3:.C12])" office:value-type="float" office:value="11982.4" calcext:value-type="float">
            <text:p>11982.4</text:p>
          </table:table-cell>
          <table:table-cell table:formula="of:=([.F7]/1000)" office:value-type="float" office:value="11.9824" calcext:value-type="float">
            <text:p>11.9824</text:p>
          </table:table-cell>
          <table:table-cell/>
        </table:table-row>
        <table:table-row table:style-name="ro1">
          <table:table-cell/>
          <table:table-cell office:value-type="float" office:value="46280" calcext:value-type="float">
            <text:p>46280</text:p>
          </table:table-cell>
          <table:table-cell office:value-type="float" office:value="10692" calcext:value-type="float">
            <text:p>10692</text:p>
          </table:table-cell>
          <table:table-cell/>
          <table:table-cell office:value-type="string" calcext:value-type="string">
            <text:p><text:span text:style-name="T1">MINIMUM </text:span>MERGED_FULL_SONG2</text:p>
          </table:table-cell>
          <table:table-cell table:formula="of:=MIN([.C3:.C12])" office:value-type="float" office:value="10026" calcext:value-type="float">
            <text:p>10026</text:p>
          </table:table-cell>
          <table:table-cell table:formula="of:=([.F8]/1000)" office:value-type="float" office:value="10.026" calcext:value-type="float">
            <text:p>10.026</text:p>
          </table:table-cell>
          <table:table-cell table:formula="of:=[.G7]-[.G8]" office:value-type="float" office:value="1.9564" calcext:value-type="float">
            <text:p>1.9564</text:p>
          </table:table-cell>
        </table:table-row>
        <table:table-row table:style-name="ro1">
          <table:table-cell/>
          <table:table-cell office:value-type="float" office:value="114363" calcext:value-type="float">
            <text:p>114363</text:p>
          </table:table-cell>
          <table:table-cell office:value-type="float" office:value="14515" calcext:value-type="float">
            <text:p>14515</text:p>
          </table:table-cell>
          <table:table-cell/>
          <table:table-cell office:value-type="string" calcext:value-type="string">
            <text:p><text:span text:style-name="T1">MAXIMUM </text:span>MERGED_FULL_SONG2</text:p>
          </table:table-cell>
          <table:table-cell table:formula="of:=MAX([.C3:.C12])" office:value-type="float" office:value="14515" calcext:value-type="float">
            <text:p>14515</text:p>
          </table:table-cell>
          <table:table-cell table:formula="of:=([.F9]/1000)" office:value-type="float" office:value="14.515" calcext:value-type="float">
            <text:p>14.515</text:p>
          </table:table-cell>
          <table:table-cell table:formula="of:=[.G9]-[.G7]" office:value-type="float" office:value="2.5326" calcext:value-type="float">
            <text:p>2.5326</text:p>
          </table:table-cell>
        </table:table-row>
        <table:table-row table:style-name="ro1">
          <table:table-cell/>
          <table:table-cell office:value-type="float" office:value="141527" calcext:value-type="float">
            <text:p>141527</text:p>
          </table:table-cell>
          <table:table-cell office:value-type="float" office:value="11128" calcext:value-type="float">
            <text:p>11128</text:p>
          </table:table-cell>
          <table:table-cell/>
          <table:table-cell office:value-type="string" calcext:value-type="string">
            <text:p>MEDIAN MERGED_FULL_SONG2</text:p>
          </table:table-cell>
          <table:table-cell table:formula="of:=MEDIAN([.C3:.C12])" office:value-type="float" office:value="11544" calcext:value-type="float">
            <text:p>11544</text:p>
          </table:table-cell>
          <table:table-cell table:formula="of:=([.F10]/1000)" office:value-type="float" office:value="11.544" calcext:value-type="float">
            <text:p>11.544</text:p>
          </table:table-cell>
          <table:table-cell/>
        </table:table-row>
        <table:table-row table:style-name="ro1">
          <table:table-cell/>
          <table:table-cell office:value-type="float" office:value="78006" calcext:value-type="float">
            <text:p>78006</text:p>
          </table:table-cell>
          <table:table-cell office:value-type="float" office:value="13306" calcext:value-type="float">
            <text:p>133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638" calcext:value-type="float">
            <text:p>94638</text:p>
          </table:table-cell>
          <table:table-cell office:value-type="float" office:value="10026" calcext:value-type="float">
            <text:p>1002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H + MFCC + NOTES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15:.B24])" office:value-type="float" office:value="104962.9" calcext:value-type="float">
            <text:p>104962.9</text:p>
          </table:table-cell>
          <table:table-cell table:formula="of:=([.F14]/1000)" office:value-type="float" office:value="104.9629" calcext:value-type="float">
            <text:p>104.9629</text:p>
          </table:table-cell>
          <table:table-cell/>
        </table:table-row>
        <table:table-row table:style-name="ro1">
          <table:table-cell/>
          <table:table-cell office:value-type="float" office:value="58451" calcext:value-type="float">
            <text:p>58451</text:p>
          </table:table-cell>
          <table:table-cell office:value-type="float" office:value="10103" calcext:value-type="float">
            <text:p>10103</text:p>
          </table:table-cell>
          <table:table-cell/>
          <table:table-cell office:value-type="string" calcext:value-type="string">
            <text:p>MINIMUM MERGED_FULL_SONG1</text:p>
          </table:table-cell>
          <table:table-cell table:formula="of:=MIN([.B15:.B24])" office:value-type="float" office:value="35717" calcext:value-type="float">
            <text:p>35717</text:p>
          </table:table-cell>
          <table:table-cell table:formula="of:=([.F15]/1000)" office:value-type="float" office:value="35.717" calcext:value-type="float">
            <text:p>35.717</text:p>
          </table:table-cell>
          <table:table-cell table:formula="of:=[.G14]-[.G15]" office:value-type="float" office:value="69.2459" calcext:value-type="float">
            <text:p>69.2459</text:p>
          </table:table-cell>
        </table:table-row>
        <table:table-row table:style-name="ro1">
          <table:table-cell/>
          <table:table-cell office:value-type="float" office:value="141450" calcext:value-type="float">
            <text:p>141450</text:p>
          </table:table-cell>
          <table:table-cell office:value-type="float" office:value="11624" calcext:value-type="float">
            <text:p>11624</text:p>
          </table:table-cell>
          <table:table-cell/>
          <table:table-cell office:value-type="string" calcext:value-type="string">
            <text:p>MAXIMUM MERGED_FULL_SONG1</text:p>
          </table:table-cell>
          <table:table-cell table:formula="of:=MAX([.B15:.B24])" office:value-type="float" office:value="228668" calcext:value-type="float">
            <text:p>228668</text:p>
          </table:table-cell>
          <table:table-cell table:formula="of:=([.F16]/1000)" office:value-type="float" office:value="228.668" calcext:value-type="float">
            <text:p>228.668</text:p>
          </table:table-cell>
          <table:table-cell table:formula="of:=[.G16]-[.G14]" office:value-type="float" office:value="123.7051" calcext:value-type="float">
            <text:p>123.7051</text:p>
          </table:table-cell>
        </table:table-row>
        <table:table-row table:style-name="ro1">
          <table:table-cell/>
          <table:table-cell office:value-type="float" office:value="121929" calcext:value-type="float">
            <text:p>121929</text:p>
          </table:table-cell>
          <table:table-cell office:value-type="float" office:value="9838" calcext:value-type="float">
            <text:p>9838</text:p>
          </table:table-cell>
          <table:table-cell/>
          <table:table-cell office:value-type="string" calcext:value-type="string">
            <text:p>MEDIAN MERGED_FULL_SONG1</text:p>
          </table:table-cell>
          <table:table-cell table:formula="of:=MEDIAN([.B15:.B24])" office:value-type="float" office:value="73346.5" calcext:value-type="float">
            <text:p>73346.5</text:p>
          </table:table-cell>
          <table:table-cell table:formula="of:=([.F17]/1000)" office:value-type="float" office:value="73.3465" calcext:value-type="float">
            <text:p>73.3465</text:p>
          </table:table-cell>
          <table:table-cell/>
        </table:table-row>
        <table:table-row table:style-name="ro1">
          <table:table-cell/>
          <table:table-cell office:value-type="float" office:value="57526" calcext:value-type="float">
            <text:p>57526</text:p>
          </table:table-cell>
          <table:table-cell office:value-type="float" office:value="10251" calcext:value-type="float">
            <text:p>102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17" calcext:value-type="float">
            <text:p>35717</text:p>
          </table:table-cell>
          <table:table-cell office:value-type="float" office:value="13790" calcext:value-type="float">
            <text:p>13790</text:p>
          </table:table-cell>
          <table:table-cell/>
          <table:table-cell office:value-type="string" calcext:value-type="string">
            <text:p><text:span text:style-name="T1">AVERAGE </text:span>MERGED_FULL_SONG2</text:p>
          </table:table-cell>
          <table:table-cell table:formula="of:=AVERAGE([.C15:.C24])" office:value-type="float" office:value="16416.4" calcext:value-type="float">
            <text:p>16416.4</text:p>
          </table:table-cell>
          <table:table-cell table:formula="of:=([.F19]/1000)" office:value-type="float" office:value="16.4164" calcext:value-type="float">
            <text:p>16.4164</text:p>
          </table:table-cell>
          <table:table-cell/>
        </table:table-row>
        <table:table-row table:style-name="ro1">
          <table:table-cell/>
          <table:table-cell office:value-type="float" office:value="71499" calcext:value-type="float">
            <text:p>71499</text:p>
          </table:table-cell>
          <table:table-cell office:value-type="float" office:value="60395" calcext:value-type="float">
            <text:p>60395</text:p>
          </table:table-cell>
          <table:table-cell/>
          <table:table-cell office:value-type="string" calcext:value-type="string">
            <text:p><text:span text:style-name="T1">MINIMUM </text:span>MERGED_FULL_SONG2</text:p>
          </table:table-cell>
          <table:table-cell table:formula="of:=MIN([.C15:.C24])" office:value-type="float" office:value="9838" calcext:value-type="float">
            <text:p>9838</text:p>
          </table:table-cell>
          <table:table-cell table:formula="of:=([.F20]/1000)" office:value-type="float" office:value="9.838" calcext:value-type="float">
            <text:p>9.838</text:p>
          </table:table-cell>
          <table:table-cell table:formula="of:=[.G19]-[.G20]" office:value-type="float" office:value="6.5784" calcext:value-type="float">
            <text:p>6.5784</text:p>
          </table:table-cell>
        </table:table-row>
        <table:table-row table:style-name="ro1">
          <table:table-cell/>
          <table:table-cell office:value-type="float" office:value="72934" calcext:value-type="float">
            <text:p>72934</text:p>
          </table:table-cell>
          <table:table-cell office:value-type="float" office:value="11071" calcext:value-type="float">
            <text:p>11071</text:p>
          </table:table-cell>
          <table:table-cell/>
          <table:table-cell office:value-type="string" calcext:value-type="string">
            <text:p><text:span text:style-name="T1">MAXIMUM </text:span>MERGED_FULL_SONG2</text:p>
          </table:table-cell>
          <table:table-cell table:formula="of:=MAX([.C15:.C24])" office:value-type="float" office:value="60395" calcext:value-type="float">
            <text:p>60395</text:p>
          </table:table-cell>
          <table:table-cell table:formula="of:=([.F21]/1000)" office:value-type="float" office:value="60.395" calcext:value-type="float">
            <text:p>60.395</text:p>
          </table:table-cell>
          <table:table-cell table:formula="of:=[.G21]-[.G19]" office:value-type="float" office:value="43.9786" calcext:value-type="float">
            <text:p>43.9786</text:p>
          </table:table-cell>
        </table:table-row>
        <table:table-row table:style-name="ro1">
          <table:table-cell/>
          <table:table-cell office:value-type="float" office:value="73759" calcext:value-type="float">
            <text:p>73759</text:p>
          </table:table-cell>
          <table:table-cell office:value-type="float" office:value="11050" calcext:value-type="float">
            <text:p>11050</text:p>
          </table:table-cell>
          <table:table-cell/>
          <table:table-cell office:value-type="string" calcext:value-type="string">
            <text:p>MEDIAN MERGED_FULL_SONG2</text:p>
          </table:table-cell>
          <table:table-cell table:formula="of:=MEDIAN([.C15:.C24])" office:value-type="float" office:value="11347.5" calcext:value-type="float">
            <text:p>11347.5</text:p>
          </table:table-cell>
          <table:table-cell table:formula="of:=([.F22]/1000)" office:value-type="float" office:value="11.3475" calcext:value-type="float">
            <text:p>11.3475</text:p>
          </table:table-cell>
          <table:table-cell/>
        </table:table-row>
        <table:table-row table:style-name="ro1">
          <table:table-cell/>
          <table:table-cell office:value-type="float" office:value="187696" calcext:value-type="float">
            <text:p>187696</text:p>
          </table:table-cell>
          <table:table-cell office:value-type="float" office:value="11738" calcext:value-type="float">
            <text:p>117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8668" calcext:value-type="float">
            <text:p>228668</text:p>
          </table:table-cell>
          <table:table-cell office:value-type="float" office:value="14304" calcext:value-type="float">
            <text:p>1430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P + JS + CHROMA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27:.B36])" office:value-type="float" office:value="120686.7" calcext:value-type="float">
            <text:p>120686.7</text:p>
          </table:table-cell>
          <table:table-cell table:formula="of:=([.F26]/1000)" office:value-type="float" office:value="120.6867" calcext:value-type="float">
            <text:p>120.6867</text:p>
          </table:table-cell>
          <table:table-cell/>
        </table:table-row>
        <table:table-row table:style-name="ro1">
          <table:table-cell/>
          <table:table-cell office:value-type="float" office:value="426186" calcext:value-type="float">
            <text:p>426186</text:p>
          </table:table-cell>
          <table:table-cell office:value-type="float" office:value="106591" calcext:value-type="float">
            <text:p>106591</text:p>
          </table:table-cell>
          <table:table-cell/>
          <table:table-cell office:value-type="string" calcext:value-type="string">
            <text:p>MINIMUM MERGED_FULL_SONG1</text:p>
          </table:table-cell>
          <table:table-cell table:formula="of:=MIN([.B27:.B36])" office:value-type="float" office:value="51300" calcext:value-type="float">
            <text:p>51300</text:p>
          </table:table-cell>
          <table:table-cell table:formula="of:=([.F27]/1000)" office:value-type="float" office:value="51.3" calcext:value-type="float">
            <text:p>51.3</text:p>
          </table:table-cell>
          <table:table-cell table:formula="of:=[.G26]-[.G27]" office:value-type="float" office:value="69.3867" calcext:value-type="float">
            <text:p>69.3867</text:p>
          </table:table-cell>
        </table:table-row>
        <table:table-row table:style-name="ro1">
          <table:table-cell/>
          <table:table-cell office:value-type="float" office:value="51300" calcext:value-type="float">
            <text:p>51300</text:p>
          </table:table-cell>
          <table:table-cell office:value-type="float" office:value="16039" calcext:value-type="float">
            <text:p>16039</text:p>
          </table:table-cell>
          <table:table-cell/>
          <table:table-cell office:value-type="string" calcext:value-type="string">
            <text:p>MAXIMUM MERGED_FULL_SONG1</text:p>
          </table:table-cell>
          <table:table-cell table:formula="of:=MAX([.B27:.B36])" office:value-type="float" office:value="426186" calcext:value-type="float">
            <text:p>426186</text:p>
          </table:table-cell>
          <table:table-cell table:formula="of:=([.F28]/1000)" office:value-type="float" office:value="426.186" calcext:value-type="float">
            <text:p>426.186</text:p>
          </table:table-cell>
          <table:table-cell table:formula="of:=[.G28]-[.G26]" office:value-type="float" office:value="305.4993" calcext:value-type="float">
            <text:p>305.4993</text:p>
          </table:table-cell>
        </table:table-row>
        <table:table-row table:style-name="ro1">
          <table:table-cell/>
          <table:table-cell office:value-type="float" office:value="79720" calcext:value-type="float">
            <text:p>79720</text:p>
          </table:table-cell>
          <table:table-cell office:value-type="float" office:value="14552" calcext:value-type="float">
            <text:p>14552</text:p>
          </table:table-cell>
          <table:table-cell/>
          <table:table-cell office:value-type="string" calcext:value-type="string">
            <text:p>MEDIAN MERGED_FULL_SONG1</text:p>
          </table:table-cell>
          <table:table-cell table:formula="of:=MEDIAN([.B27:.B36])" office:value-type="float" office:value="79622.5" calcext:value-type="float">
            <text:p>79622.5</text:p>
          </table:table-cell>
          <table:table-cell table:formula="of:=([.F29]/1000)" office:value-type="float" office:value="79.6225" calcext:value-type="float">
            <text:p>79.6225</text:p>
          </table:table-cell>
          <table:table-cell/>
        </table:table-row>
        <table:table-row table:style-name="ro1">
          <table:table-cell/>
          <table:table-cell office:value-type="float" office:value="79525" calcext:value-type="float">
            <text:p>79525</text:p>
          </table:table-cell>
          <table:table-cell office:value-type="float" office:value="13876" calcext:value-type="float">
            <text:p>138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1741" calcext:value-type="float">
            <text:p>131741</text:p>
          </table:table-cell>
          <table:table-cell office:value-type="float" office:value="17260" calcext:value-type="float">
            <text:p>17260</text:p>
          </table:table-cell>
          <table:table-cell/>
          <table:table-cell office:value-type="string" calcext:value-type="string">
            <text:p><text:span text:style-name="T1">AVERAGE </text:span>MERGED_FULL_SONG2</text:p>
          </table:table-cell>
          <table:table-cell table:formula="of:=AVERAGE([.C27:.C36])" office:value-type="float" office:value="27798.1" calcext:value-type="float">
            <text:p>27798.1</text:p>
          </table:table-cell>
          <table:table-cell table:formula="of:=([.F31]/1000)" office:value-type="float" office:value="27.7981" calcext:value-type="float">
            <text:p>27.7981</text:p>
          </table:table-cell>
          <table:table-cell/>
        </table:table-row>
        <table:table-row table:style-name="ro1">
          <table:table-cell/>
          <table:table-cell office:value-type="float" office:value="89269" calcext:value-type="float">
            <text:p>89269</text:p>
          </table:table-cell>
          <table:table-cell office:value-type="float" office:value="19544" calcext:value-type="float">
            <text:p>19544</text:p>
          </table:table-cell>
          <table:table-cell/>
          <table:table-cell office:value-type="string" calcext:value-type="string">
            <text:p><text:span text:style-name="T1">MINIMUM </text:span>MERGED_FULL_SONG2</text:p>
          </table:table-cell>
          <table:table-cell table:formula="of:=MIN([.C27:.C36])" office:value-type="float" office:value="13876" calcext:value-type="float">
            <text:p>13876</text:p>
          </table:table-cell>
          <table:table-cell table:formula="of:=([.F32]/1000)" office:value-type="float" office:value="13.876" calcext:value-type="float">
            <text:p>13.876</text:p>
          </table:table-cell>
          <table:table-cell table:formula="of:=[.G31]-[.G32]" office:value-type="float" office:value="13.9221" calcext:value-type="float">
            <text:p>13.9221</text:p>
          </table:table-cell>
        </table:table-row>
        <table:table-row table:style-name="ro1">
          <table:table-cell/>
          <table:table-cell office:value-type="float" office:value="61530" calcext:value-type="float">
            <text:p>61530</text:p>
          </table:table-cell>
          <table:table-cell office:value-type="float" office:value="14315" calcext:value-type="float">
            <text:p>14315</text:p>
          </table:table-cell>
          <table:table-cell/>
          <table:table-cell office:value-type="string" calcext:value-type="string">
            <text:p><text:span text:style-name="T1">MAXIMUM </text:span>MERGED_FULL_SONG2</text:p>
          </table:table-cell>
          <table:table-cell table:formula="of:=MAX([.C27:.C36])" office:value-type="float" office:value="106591" calcext:value-type="float">
            <text:p>106591</text:p>
          </table:table-cell>
          <table:table-cell table:formula="of:=([.F33]/1000)" office:value-type="float" office:value="106.591" calcext:value-type="float">
            <text:p>106.591</text:p>
          </table:table-cell>
          <table:table-cell table:formula="of:=[.G33]-[.G31]" office:value-type="float" office:value="78.7929" calcext:value-type="float">
            <text:p>78.7929</text:p>
          </table:table-cell>
        </table:table-row>
        <table:table-row table:style-name="ro1">
          <table:table-cell/>
          <table:table-cell office:value-type="float" office:value="69458" calcext:value-type="float">
            <text:p>69458</text:p>
          </table:table-cell>
          <table:table-cell office:value-type="float" office:value="28393" calcext:value-type="float">
            <text:p>28393</text:p>
          </table:table-cell>
          <table:table-cell/>
          <table:table-cell office:value-type="string" calcext:value-type="string">
            <text:p>MEDIAN MERGED_FULL_SONG2</text:p>
          </table:table-cell>
          <table:table-cell table:formula="of:=MEDIAN([.C27:.C36])" office:value-type="float" office:value="18402" calcext:value-type="float">
            <text:p>18402</text:p>
          </table:table-cell>
          <table:table-cell table:formula="of:=([.F34]/1000)" office:value-type="float" office:value="18.402" calcext:value-type="float">
            <text:p>18.402</text:p>
          </table:table-cell>
          <table:table-cell/>
        </table:table-row>
        <table:table-row table:style-name="ro1">
          <table:table-cell/>
          <table:table-cell office:value-type="float" office:value="145947" calcext:value-type="float">
            <text:p>145947</text:p>
          </table:table-cell>
          <table:table-cell office:value-type="float" office:value="27614" calcext:value-type="float">
            <text:p>27614</text:p>
          </table:table-cell>
          <table:table-cell/>
          <table:table-cell office:value-type="string" calcext:value-type="string">
            <text:p>NON POS DEFINITE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191" calcext:value-type="float">
            <text:p>72191</text:p>
          </table:table-cell>
          <table:table-cell office:value-type="float" office:value="19797" calcext:value-type="float">
            <text:p>19797</text:p>
          </table:table-cell>
          <table:table-cell/>
          <table:table-cell office:value-type="string" calcext:value-type="string">
            <text:p>NEGATIVE J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P + SKL + CHROMA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39:.B58])" office:value-type="float" office:value="126282.5" calcext:value-type="float">
            <text:p>126282.5</text:p>
          </table:table-cell>
          <table:table-cell table:formula="of:=([.F38]/1000)" office:value-type="float" office:value="126.2825" calcext:value-type="float">
            <text:p>126.2825</text:p>
          </table:table-cell>
          <table:table-cell/>
        </table:table-row>
        <table:table-row table:style-name="ro1">
          <table:table-cell/>
          <table:table-cell office:value-type="float" office:value="64404" calcext:value-type="float">
            <text:p>64404</text:p>
          </table:table-cell>
          <table:table-cell office:value-type="float" office:value="19922" calcext:value-type="float">
            <text:p>19922</text:p>
          </table:table-cell>
          <table:table-cell/>
          <table:table-cell office:value-type="string" calcext:value-type="string">
            <text:p>MINIMUM MERGED_FULL_SONG1</text:p>
          </table:table-cell>
          <table:table-cell table:formula="of:=MIN([.B39:.B58])" office:value-type="float" office:value="47155" calcext:value-type="float">
            <text:p>47155</text:p>
          </table:table-cell>
          <table:table-cell table:formula="of:=([.F39]/1000)" office:value-type="float" office:value="47.155" calcext:value-type="float">
            <text:p>47.155</text:p>
          </table:table-cell>
          <table:table-cell table:formula="of:=[.G38]-[.G39]" office:value-type="float" office:value="79.1275" calcext:value-type="float">
            <text:p>79.1275</text:p>
          </table:table-cell>
        </table:table-row>
        <table:table-row table:style-name="ro1">
          <table:table-cell/>
          <table:table-cell office:value-type="float" office:value="229169" calcext:value-type="float">
            <text:p>229169</text:p>
          </table:table-cell>
          <table:table-cell office:value-type="float" office:value="17349" calcext:value-type="float">
            <text:p>17349</text:p>
          </table:table-cell>
          <table:table-cell/>
          <table:table-cell office:value-type="string" calcext:value-type="string">
            <text:p>MAXIMUM MERGED_FULL_SONG1</text:p>
          </table:table-cell>
          <table:table-cell table:formula="of:=MAX([.B39:.B58])" office:value-type="float" office:value="229169" calcext:value-type="float">
            <text:p>229169</text:p>
          </table:table-cell>
          <table:table-cell table:formula="of:=([.F40]/1000)" office:value-type="float" office:value="229.169" calcext:value-type="float">
            <text:p>229.169</text:p>
          </table:table-cell>
          <table:table-cell table:formula="of:=[.G40]-[.G38]" office:value-type="float" office:value="102.8865" calcext:value-type="float">
            <text:p>102.8865</text:p>
          </table:table-cell>
        </table:table-row>
        <table:table-row table:style-name="ro1">
          <table:table-cell/>
          <table:table-cell office:value-type="float" office:value="89441" calcext:value-type="float">
            <text:p>89441</text:p>
          </table:table-cell>
          <table:table-cell office:value-type="float" office:value="15477" calcext:value-type="float">
            <text:p>15477</text:p>
          </table:table-cell>
          <table:table-cell/>
          <table:table-cell office:value-type="string" calcext:value-type="string">
            <text:p>MEDIAN MERGED_FULL_SONG1</text:p>
          </table:table-cell>
          <table:table-cell table:formula="of:=MEDIAN([.B39:.B48])" office:value-type="float" office:value="96273.5" calcext:value-type="float">
            <text:p>96273.5</text:p>
          </table:table-cell>
          <table:table-cell table:formula="of:=([.F41]/1000)" office:value-type="float" office:value="96.2735" calcext:value-type="float">
            <text:p>96.2735</text:p>
          </table:table-cell>
          <table:table-cell/>
        </table:table-row>
        <table:table-row table:style-name="ro1">
          <table:table-cell/>
          <table:table-cell office:value-type="float" office:value="172083" calcext:value-type="float">
            <text:p>172083</text:p>
          </table:table-cell>
          <table:table-cell office:value-type="float" office:value="49257" calcext:value-type="float">
            <text:p>492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7059" calcext:value-type="float">
            <text:p>227059</text:p>
          </table:table-cell>
          <table:table-cell office:value-type="float" office:value="38142" calcext:value-type="float">
            <text:p>38142</text:p>
          </table:table-cell>
          <table:table-cell/>
          <table:table-cell office:value-type="string" calcext:value-type="string">
            <text:p><text:span text:style-name="T1">AVERAGE </text:span>MERGED_FULL_SONG2</text:p>
          </table:table-cell>
          <table:table-cell table:formula="of:=AVERAGE([.C39:.C58])" office:value-type="float" office:value="29151.7" calcext:value-type="float">
            <text:p>29151.7</text:p>
          </table:table-cell>
          <table:table-cell table:formula="of:=([.F43]/1000)" office:value-type="float" office:value="29.1517" calcext:value-type="float">
            <text:p>29.1517</text:p>
          </table:table-cell>
          <table:table-cell/>
        </table:table-row>
        <table:table-row table:style-name="ro1">
          <table:table-cell/>
          <table:table-cell office:value-type="float" office:value="103106" calcext:value-type="float">
            <text:p>103106</text:p>
          </table:table-cell>
          <table:table-cell office:value-type="float" office:value="23801" calcext:value-type="float">
            <text:p>23801</text:p>
          </table:table-cell>
          <table:table-cell/>
          <table:table-cell office:value-type="string" calcext:value-type="string">
            <text:p><text:span text:style-name="T1">MINIMUM </text:span>MERGED_FULL_SONG2</text:p>
          </table:table-cell>
          <table:table-cell table:formula="of:=MIN([.C39:.C58])" office:value-type="float" office:value="15477" calcext:value-type="float">
            <text:p>15477</text:p>
          </table:table-cell>
          <table:table-cell table:formula="of:=([.F44]/1000)" office:value-type="float" office:value="15.477" calcext:value-type="float">
            <text:p>15.477</text:p>
          </table:table-cell>
          <table:table-cell table:formula="of:=[.G43]-[.G44]" office:value-type="float" office:value="13.6747" calcext:value-type="float">
            <text:p>13.6747</text:p>
          </table:table-cell>
        </table:table-row>
        <table:table-row table:style-name="ro1">
          <table:table-cell/>
          <table:table-cell office:value-type="float" office:value="47155" calcext:value-type="float">
            <text:p>47155</text:p>
          </table:table-cell>
          <table:table-cell office:value-type="float" office:value="19589" calcext:value-type="float">
            <text:p>19589</text:p>
          </table:table-cell>
          <table:table-cell/>
          <table:table-cell office:value-type="string" calcext:value-type="string">
            <text:p><text:span text:style-name="T1">MAXIMUM </text:span>MERGED_FULL_SONG2</text:p>
          </table:table-cell>
          <table:table-cell table:formula="of:=MAX([.C39:.C58])" office:value-type="float" office:value="70337" calcext:value-type="float">
            <text:p>70337</text:p>
          </table:table-cell>
          <table:table-cell table:formula="of:=([.F45]/1000)" office:value-type="float" office:value="70.337" calcext:value-type="float">
            <text:p>70.337</text:p>
          </table:table-cell>
          <table:table-cell table:formula="of:=[.G45]-[.G43]" office:value-type="float" office:value="41.1853" calcext:value-type="float">
            <text:p>41.1853</text:p>
          </table:table-cell>
        </table:table-row>
        <table:table-row table:style-name="ro1">
          <table:table-cell/>
          <table:table-cell office:value-type="float" office:value="68412" calcext:value-type="float">
            <text:p>68412</text:p>
          </table:table-cell>
          <table:table-cell office:value-type="float" office:value="17802" calcext:value-type="float">
            <text:p>17802</text:p>
          </table:table-cell>
          <table:table-cell/>
          <table:table-cell office:value-type="string" calcext:value-type="string">
            <text:p>MEDIAN MERGED_FULL_SONG2</text:p>
          </table:table-cell>
          <table:table-cell table:formula="of:=MEDIAN([.C39:.C48])" office:value-type="float" office:value="19881.5" calcext:value-type="float">
            <text:p>19881.5</text:p>
          </table:table-cell>
          <table:table-cell table:formula="of:=([.F46]/1000)" office:value-type="float" office:value="19.8815" calcext:value-type="float">
            <text:p>19.8815</text:p>
          </table:table-cell>
          <table:table-cell/>
        </table:table-row>
        <table:table-row table:style-name="ro1">
          <table:table-cell/>
          <table:table-cell office:value-type="float" office:value="84563" calcext:value-type="float">
            <text:p>84563</text:p>
          </table:table-cell>
          <table:table-cell office:value-type="float" office:value="19841" calcext:value-type="float">
            <text:p>198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7433" calcext:value-type="float">
            <text:p>177433</text:p>
          </table:table-cell>
          <table:table-cell office:value-type="float" office:value="70337" calcext:value-type="float">
            <text:p>70337</text:p>
          </table:table-cell>
          <table:table-cell/>
          <table:table-cell office:value-type="string" calcext:value-type="string">
            <text:p>NEG: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N INVERTIBLE: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</table:table>
      <table:table table:name="100k so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H + BH + MFCC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3:.B12])" office:value-type="float" office:value="43289.5" calcext:value-type="float">
            <text:p>43289.5</text:p>
          </table:table-cell>
          <table:table-cell table:formula="of:=([.F2]/1000)" office:value-type="float" office:value="43.2895" calcext:value-type="float">
            <text:p>43.2895</text:p>
          </table:table-cell>
          <table:table-cell/>
        </table:table-row>
        <table:table-row table:style-name="ro1">
          <table:table-cell/>
          <table:table-cell office:value-type="float" office:value="34215" calcext:value-type="float">
            <text:p>34215</text:p>
          </table:table-cell>
          <table:table-cell office:value-type="float" office:value="15511" calcext:value-type="float">
            <text:p>15511</text:p>
          </table:table-cell>
          <table:table-cell/>
          <table:table-cell office:value-type="string" calcext:value-type="string">
            <text:p>MINIMUM MERGED_FULL_SONG1</text:p>
          </table:table-cell>
          <table:table-cell table:formula="of:=MIN([.B3:.B12])" office:value-type="float" office:value="21371" calcext:value-type="float">
            <text:p>21371</text:p>
          </table:table-cell>
          <table:table-cell table:formula="of:=([.F3]/1000)" office:value-type="float" office:value="21.371" calcext:value-type="float">
            <text:p>21.371</text:p>
          </table:table-cell>
          <table:table-cell table:formula="of:=[.G2]-[.G3]" office:value-type="float" office:value="21.9185" calcext:value-type="float">
            <text:p>21.9185</text:p>
          </table:table-cell>
        </table:table-row>
        <table:table-row table:style-name="ro1">
          <table:table-cell/>
          <table:table-cell office:value-type="float" office:value="21371" calcext:value-type="float">
            <text:p>21371</text:p>
          </table:table-cell>
          <table:table-cell office:value-type="float" office:value="12507" calcext:value-type="float">
            <text:p>12507</text:p>
          </table:table-cell>
          <table:table-cell/>
          <table:table-cell office:value-type="string" calcext:value-type="string">
            <text:p>MAXIMUM MERGED_FULL_SONG1</text:p>
          </table:table-cell>
          <table:table-cell table:formula="of:=MAX([.B3:.B12])" office:value-type="float" office:value="83220" calcext:value-type="float">
            <text:p>83220</text:p>
          </table:table-cell>
          <table:table-cell table:formula="of:=([.F4]/1000)" office:value-type="float" office:value="83.22" calcext:value-type="float">
            <text:p>83.22</text:p>
          </table:table-cell>
          <table:table-cell table:formula="of:=[.G4]-[.G2]" office:value-type="float" office:value="39.9305" calcext:value-type="float">
            <text:p>39.9305</text:p>
          </table:table-cell>
        </table:table-row>
        <table:table-row table:style-name="ro1">
          <table:table-cell/>
          <table:table-cell office:value-type="float" office:value="59548" calcext:value-type="float">
            <text:p>59548</text:p>
          </table:table-cell>
          <table:table-cell office:value-type="float" office:value="13858" calcext:value-type="float">
            <text:p>13858</text:p>
          </table:table-cell>
          <table:table-cell/>
          <table:table-cell office:value-type="string" calcext:value-type="string">
            <text:p>MEDIAN MERGED_FULL_SONG1</text:p>
          </table:table-cell>
          <table:table-cell table:formula="of:=MEDIAN([.B3:.B12])" office:value-type="float" office:value="33492.5" calcext:value-type="float">
            <text:p>33492.5</text:p>
          </table:table-cell>
          <table:table-cell table:formula="of:=([.F5]/1000)" office:value-type="float" office:value="33.4925" calcext:value-type="float">
            <text:p>33.4925</text:p>
          </table:table-cell>
          <table:table-cell/>
        </table:table-row>
        <table:table-row table:style-name="ro1">
          <table:table-cell/>
          <table:table-cell office:value-type="float" office:value="30888" calcext:value-type="float">
            <text:p>30888</text:p>
          </table:table-cell>
          <table:table-cell office:value-type="float" office:value="15822" calcext:value-type="float">
            <text:p>158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364" calcext:value-type="float">
            <text:p>51364</text:p>
          </table:table-cell>
          <table:table-cell office:value-type="float" office:value="15084" calcext:value-type="float">
            <text:p>15084</text:p>
          </table:table-cell>
          <table:table-cell/>
          <table:table-cell office:value-type="string" calcext:value-type="string">
            <text:p><text:span text:style-name="T1">AVERAGE </text:span>MERGED_FULL_SONG2</text:p>
          </table:table-cell>
          <table:table-cell table:formula="of:=AVERAGE([.C3:.C12])" office:value-type="float" office:value="14490.7" calcext:value-type="float">
            <text:p>14490.7</text:p>
          </table:table-cell>
          <table:table-cell table:formula="of:=([.F7]/1000)" office:value-type="float" office:value="14.4907" calcext:value-type="float">
            <text:p>14.4907</text:p>
          </table:table-cell>
          <table:table-cell/>
        </table:table-row>
        <table:table-row table:style-name="ro1">
          <table:table-cell/>
          <table:table-cell office:value-type="float" office:value="22616" calcext:value-type="float">
            <text:p>22616</text:p>
          </table:table-cell>
          <table:table-cell office:value-type="float" office:value="13748" calcext:value-type="float">
            <text:p>13748</text:p>
          </table:table-cell>
          <table:table-cell/>
          <table:table-cell office:value-type="string" calcext:value-type="string">
            <text:p><text:span text:style-name="T1">MINIMUM </text:span>MERGED_FULL_SONG2</text:p>
          </table:table-cell>
          <table:table-cell table:formula="of:=MIN([.C3:.C12])" office:value-type="float" office:value="12507" calcext:value-type="float">
            <text:p>12507</text:p>
          </table:table-cell>
          <table:table-cell table:formula="of:=([.F8]/1000)" office:value-type="float" office:value="12.507" calcext:value-type="float">
            <text:p>12.507</text:p>
          </table:table-cell>
          <table:table-cell table:formula="of:=[.G7]-[.G8]" office:value-type="float" office:value="1.9837" calcext:value-type="float">
            <text:p>1.9837</text:p>
          </table:table-cell>
        </table:table-row>
        <table:table-row table:style-name="ro1">
          <table:table-cell/>
          <table:table-cell office:value-type="float" office:value="32770" calcext:value-type="float">
            <text:p>32770</text:p>
          </table:table-cell>
          <table:table-cell office:value-type="float" office:value="15219" calcext:value-type="float">
            <text:p>15219</text:p>
          </table:table-cell>
          <table:table-cell/>
          <table:table-cell office:value-type="string" calcext:value-type="string">
            <text:p><text:span text:style-name="T1">MAXIMUM </text:span>MERGED_FULL_SONG2</text:p>
          </table:table-cell>
          <table:table-cell table:formula="of:=MAX([.C3:.C12])" office:value-type="float" office:value="15822" calcext:value-type="float">
            <text:p>15822</text:p>
          </table:table-cell>
          <table:table-cell table:formula="of:=([.F9]/1000)" office:value-type="float" office:value="15.822" calcext:value-type="float">
            <text:p>15.822</text:p>
          </table:table-cell>
          <table:table-cell table:formula="of:=[.G9]-[.G7]" office:value-type="float" office:value="1.3313" calcext:value-type="float">
            <text:p>1.3313</text:p>
          </table:table-cell>
        </table:table-row>
        <table:table-row table:style-name="ro1">
          <table:table-cell/>
          <table:table-cell office:value-type="float" office:value="22222" calcext:value-type="float">
            <text:p>22222</text:p>
          </table:table-cell>
          <table:table-cell office:value-type="float" office:value="14317" calcext:value-type="float">
            <text:p>14317</text:p>
          </table:table-cell>
          <table:table-cell/>
          <table:table-cell office:value-type="string" calcext:value-type="string">
            <text:p>MEDIAN MERGED_FULL_SONG2</text:p>
          </table:table-cell>
          <table:table-cell table:formula="of:=MEDIAN([.C3:.C12])" office:value-type="float" office:value="14577" calcext:value-type="float">
            <text:p>14577</text:p>
          </table:table-cell>
          <table:table-cell table:formula="of:=([.F10]/1000)" office:value-type="float" office:value="14.577" calcext:value-type="float">
            <text:p>14.577</text:p>
          </table:table-cell>
          <table:table-cell/>
        </table:table-row>
        <table:table-row table:style-name="ro1">
          <table:table-cell/>
          <table:table-cell office:value-type="float" office:value="83220" calcext:value-type="float">
            <text:p>83220</text:p>
          </table:table-cell>
          <table:table-cell office:value-type="float" office:value="14837" calcext:value-type="float">
            <text:p>14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681" calcext:value-type="float">
            <text:p>74681</text:p>
          </table:table-cell>
          <table:table-cell office:value-type="float" office:value="14004" calcext:value-type="float">
            <text:p>1400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H + MFCC + NOTES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15:.B34])" office:value-type="float" office:value="69806.6" calcext:value-type="float">
            <text:p>69806.6</text:p>
          </table:table-cell>
          <table:table-cell table:formula="of:=([.F14]/1000)" office:value-type="float" office:value="69.8066" calcext:value-type="float">
            <text:p>69.8066</text:p>
          </table:table-cell>
          <table:table-cell/>
        </table:table-row>
        <table:table-row table:style-name="ro1">
          <table:table-cell/>
          <table:table-cell office:value-type="float" office:value="83099" calcext:value-type="float">
            <text:p>83099</text:p>
          </table:table-cell>
          <table:table-cell office:value-type="float" office:value="16183" calcext:value-type="float">
            <text:p>16183</text:p>
          </table:table-cell>
          <table:table-cell/>
          <table:table-cell office:value-type="string" calcext:value-type="string">
            <text:p>MINIMUM MERGED_FULL_SONG1</text:p>
          </table:table-cell>
          <table:table-cell table:formula="of:=MIN([.B15:.B34])" office:value-type="float" office:value="26546" calcext:value-type="float">
            <text:p>26546</text:p>
          </table:table-cell>
          <table:table-cell table:formula="of:=([.F15]/1000)" office:value-type="float" office:value="26.546" calcext:value-type="float">
            <text:p>26.546</text:p>
          </table:table-cell>
          <table:table-cell table:formula="of:=[.G14]-[.G15]" office:value-type="float" office:value="43.2606" calcext:value-type="float">
            <text:p>43.2606</text:p>
          </table:table-cell>
        </table:table-row>
        <table:table-row table:style-name="ro1">
          <table:table-cell/>
          <table:table-cell office:value-type="float" office:value="26546" calcext:value-type="float">
            <text:p>26546</text:p>
          </table:table-cell>
          <table:table-cell office:value-type="float" office:value="10667" calcext:value-type="float">
            <text:p>10667</text:p>
          </table:table-cell>
          <table:table-cell/>
          <table:table-cell office:value-type="string" calcext:value-type="string">
            <text:p>MAXIMUM MERGED_FULL_SONG1</text:p>
          </table:table-cell>
          <table:table-cell table:formula="of:=MAX([.B15:.B34])" office:value-type="float" office:value="96834" calcext:value-type="float">
            <text:p>96834</text:p>
          </table:table-cell>
          <table:table-cell table:formula="of:=([.F16]/1000)" office:value-type="float" office:value="96.834" calcext:value-type="float">
            <text:p>96.834</text:p>
          </table:table-cell>
          <table:table-cell table:formula="of:=[.G16]-[.G14]" office:value-type="float" office:value="27.0274" calcext:value-type="float">
            <text:p>27.0274</text:p>
          </table:table-cell>
        </table:table-row>
        <table:table-row table:style-name="ro1">
          <table:table-cell/>
          <table:table-cell office:value-type="float" office:value="50666" calcext:value-type="float">
            <text:p>50666</text:p>
          </table:table-cell>
          <table:table-cell office:value-type="float" office:value="12651" calcext:value-type="float">
            <text:p>12651</text:p>
          </table:table-cell>
          <table:table-cell/>
          <table:table-cell office:value-type="string" calcext:value-type="string">
            <text:p>MEDIAN MERGED_FULL_SONG1</text:p>
          </table:table-cell>
          <table:table-cell table:formula="of:=MEDIAN([.B15:.B24])" office:value-type="float" office:value="70912.5" calcext:value-type="float">
            <text:p>70912.5</text:p>
          </table:table-cell>
          <table:table-cell table:formula="of:=([.F17]/1000)" office:value-type="float" office:value="70.9125" calcext:value-type="float">
            <text:p>70.9125</text:p>
          </table:table-cell>
          <table:table-cell/>
        </table:table-row>
        <table:table-row table:style-name="ro1">
          <table:table-cell/>
          <table:table-cell office:value-type="float" office:value="70462" calcext:value-type="float">
            <text:p>70462</text:p>
          </table:table-cell>
          <table:table-cell office:value-type="float" office:value="12117" calcext:value-type="float">
            <text:p>121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005" calcext:value-type="float">
            <text:p>49005</text:p>
          </table:table-cell>
          <table:table-cell office:value-type="float" office:value="14395" calcext:value-type="float">
            <text:p>14395</text:p>
          </table:table-cell>
          <table:table-cell/>
          <table:table-cell office:value-type="string" calcext:value-type="string">
            <text:p><text:span text:style-name="T1">AVERAGE </text:span>MERGED_FULL_SONG2</text:p>
          </table:table-cell>
          <table:table-cell table:formula="of:=AVERAGE([.C15:.C34])" office:value-type="float" office:value="13308.7" calcext:value-type="float">
            <text:p>13308.7</text:p>
          </table:table-cell>
          <table:table-cell table:formula="of:=([.F19]/1000)" office:value-type="float" office:value="13.3087" calcext:value-type="float">
            <text:p>13.3087</text:p>
          </table:table-cell>
          <table:table-cell/>
        </table:table-row>
        <table:table-row table:style-name="ro1">
          <table:table-cell/>
          <table:table-cell office:value-type="float" office:value="96834" calcext:value-type="float">
            <text:p>96834</text:p>
          </table:table-cell>
          <table:table-cell office:value-type="float" office:value="12380" calcext:value-type="float">
            <text:p>12380</text:p>
          </table:table-cell>
          <table:table-cell/>
          <table:table-cell office:value-type="string" calcext:value-type="string">
            <text:p><text:span text:style-name="T1">MINIMUM </text:span>MERGED_FULL_SONG2</text:p>
          </table:table-cell>
          <table:table-cell table:formula="of:=MIN([.C15:.C34])" office:value-type="float" office:value="10667" calcext:value-type="float">
            <text:p>10667</text:p>
          </table:table-cell>
          <table:table-cell table:formula="of:=([.F20]/1000)" office:value-type="float" office:value="10.667" calcext:value-type="float">
            <text:p>10.667</text:p>
          </table:table-cell>
          <table:table-cell table:formula="of:=[.G19]-[.G20]" office:value-type="float" office:value="2.6417" calcext:value-type="float">
            <text:p>2.6417</text:p>
          </table:table-cell>
        </table:table-row>
        <table:table-row table:style-name="ro1">
          <table:table-cell/>
          <table:table-cell office:value-type="float" office:value="71363" calcext:value-type="float">
            <text:p>71363</text:p>
          </table:table-cell>
          <table:table-cell office:value-type="float" office:value="15015" calcext:value-type="float">
            <text:p>15015</text:p>
          </table:table-cell>
          <table:table-cell/>
          <table:table-cell office:value-type="string" calcext:value-type="string">
            <text:p><text:span text:style-name="T1">MAXIMUM </text:span>MERGED_FULL_SONG2</text:p>
          </table:table-cell>
          <table:table-cell table:formula="of:=MAX([.C15:.C34])" office:value-type="float" office:value="16183" calcext:value-type="float">
            <text:p>16183</text:p>
          </table:table-cell>
          <table:table-cell table:formula="of:=([.F21]/1000)" office:value-type="float" office:value="16.183" calcext:value-type="float">
            <text:p>16.183</text:p>
          </table:table-cell>
          <table:table-cell table:formula="of:=[.G21]-[.G19]" office:value-type="float" office:value="2.8743" calcext:value-type="float">
            <text:p>2.8743</text:p>
          </table:table-cell>
        </table:table-row>
        <table:table-row table:style-name="ro1">
          <table:table-cell/>
          <table:table-cell office:value-type="float" office:value="94953" calcext:value-type="float">
            <text:p>94953</text:p>
          </table:table-cell>
          <table:table-cell office:value-type="float" office:value="14507" calcext:value-type="float">
            <text:p>14507</text:p>
          </table:table-cell>
          <table:table-cell/>
          <table:table-cell office:value-type="string" calcext:value-type="string">
            <text:p>MEDIAN MERGED_FULL_SONG2</text:p>
          </table:table-cell>
          <table:table-cell table:formula="of:=MEDIAN([.C15:.C24])" office:value-type="float" office:value="12791.5" calcext:value-type="float">
            <text:p>12791.5</text:p>
          </table:table-cell>
          <table:table-cell table:formula="of:=([.F22]/1000)" office:value-type="float" office:value="12.7915" calcext:value-type="float">
            <text:p>12.7915</text:p>
          </table:table-cell>
          <table:table-cell/>
        </table:table-row>
        <table:table-row table:style-name="ro1">
          <table:table-cell/>
          <table:table-cell office:value-type="float" office:value="59490" calcext:value-type="float">
            <text:p>59490</text:p>
          </table:table-cell>
          <table:table-cell office:value-type="float" office:value="12932" calcext:value-type="float">
            <text:p>129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648" calcext:value-type="float">
            <text:p>95648</text:p>
          </table:table-cell>
          <table:table-cell office:value-type="float" office:value="12240" calcext:value-type="float">
            <text:p>12240</text:p>
          </table:table-cell>
          <table:table-cell table:number-columns-repeated="5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office:value-type="string" calcext:value-type="string">
            <text:p>RP + JS + CHROMA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37:.B56])" office:value-type="float" office:value="46296.6" calcext:value-type="float">
            <text:p>46296.6</text:p>
          </table:table-cell>
          <table:table-cell table:formula="of:=([.F36]/1000)" office:value-type="float" office:value="46.2966" calcext:value-type="float">
            <text:p>46.2966</text:p>
          </table:table-cell>
          <table:table-cell/>
        </table:table-row>
        <table:table-row table:style-name="ro1">
          <table:table-cell/>
          <table:table-cell office:value-type="float" office:value="23603" calcext:value-type="float">
            <text:p>23603</text:p>
          </table:table-cell>
          <table:table-cell office:value-type="float" office:value="12212" calcext:value-type="float">
            <text:p>12212</text:p>
          </table:table-cell>
          <table:table-cell/>
          <table:table-cell office:value-type="string" calcext:value-type="string">
            <text:p>MINIMUM MERGED_FULL_SONG1</text:p>
          </table:table-cell>
          <table:table-cell table:formula="of:=MIN([.B37:.B56])" office:value-type="float" office:value="22648" calcext:value-type="float">
            <text:p>22648</text:p>
          </table:table-cell>
          <table:table-cell table:formula="of:=([.F37]/1000)" office:value-type="float" office:value="22.648" calcext:value-type="float">
            <text:p>22.648</text:p>
          </table:table-cell>
          <table:table-cell table:formula="of:=[.G36]-[.G37]" office:value-type="float" office:value="23.6486" calcext:value-type="float">
            <text:p>23.6486</text:p>
          </table:table-cell>
        </table:table-row>
        <table:table-row table:style-name="ro1">
          <table:table-cell/>
          <table:table-cell office:value-type="float" office:value="49455" calcext:value-type="float">
            <text:p>49455</text:p>
          </table:table-cell>
          <table:table-cell office:value-type="float" office:value="14585" calcext:value-type="float">
            <text:p>14585</text:p>
          </table:table-cell>
          <table:table-cell/>
          <table:table-cell office:value-type="string" calcext:value-type="string">
            <text:p>MAXIMUM MERGED_FULL_SONG1</text:p>
          </table:table-cell>
          <table:table-cell table:formula="of:=MAX([.B37:.B56])" office:value-type="float" office:value="96375" calcext:value-type="float">
            <text:p>96375</text:p>
          </table:table-cell>
          <table:table-cell table:formula="of:=([.F38]/1000)" office:value-type="float" office:value="96.375" calcext:value-type="float">
            <text:p>96.375</text:p>
          </table:table-cell>
          <table:table-cell table:formula="of:=[.G38]-[.G36]" office:value-type="float" office:value="50.0784" calcext:value-type="float">
            <text:p>50.0784</text:p>
          </table:table-cell>
        </table:table-row>
        <table:table-row table:style-name="ro1">
          <table:table-cell/>
          <table:table-cell office:value-type="float" office:value="24964" calcext:value-type="float">
            <text:p>24964</text:p>
          </table:table-cell>
          <table:table-cell office:value-type="float" office:value="91656" calcext:value-type="float">
            <text:p>91656</text:p>
          </table:table-cell>
          <table:table-cell/>
          <table:table-cell office:value-type="string" calcext:value-type="string">
            <text:p>MEDIAN MERGED_FULL_SONG1</text:p>
          </table:table-cell>
          <table:table-cell table:formula="of:=MEDIAN([.B37:.B46])" office:value-type="float" office:value="45353.5" calcext:value-type="float">
            <text:p>45353.5</text:p>
          </table:table-cell>
          <table:table-cell table:formula="of:=([.F39]/1000)" office:value-type="float" office:value="45.3535" calcext:value-type="float">
            <text:p>45.3535</text:p>
          </table:table-cell>
          <table:table-cell/>
        </table:table-row>
        <table:table-row table:style-name="ro1">
          <table:table-cell/>
          <table:table-cell office:value-type="float" office:value="22648" calcext:value-type="float">
            <text:p>22648</text:p>
          </table:table-cell>
          <table:table-cell office:value-type="float" office:value="13916" calcext:value-type="float">
            <text:p>139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424" calcext:value-type="float">
            <text:p>76424</text:p>
          </table:table-cell>
          <table:table-cell office:value-type="float" office:value="13386" calcext:value-type="float">
            <text:p>13386</text:p>
          </table:table-cell>
          <table:table-cell/>
          <table:table-cell office:value-type="string" calcext:value-type="string">
            <text:p><text:span text:style-name="T1">AVERAGE </text:span>MERGED_FULL_SONG2</text:p>
          </table:table-cell>
          <table:table-cell table:formula="of:=AVERAGE([.C37:.C56])" office:value-type="float" office:value="22539" calcext:value-type="float">
            <text:p>22539</text:p>
          </table:table-cell>
          <table:table-cell table:formula="of:=([.F41]/1000)" office:value-type="float" office:value="22.539" calcext:value-type="float">
            <text:p>22.539</text:p>
          </table:table-cell>
          <table:table-cell/>
        </table:table-row>
        <table:table-row table:style-name="ro1">
          <table:table-cell/>
          <table:table-cell office:value-type="float" office:value="96375" calcext:value-type="float">
            <text:p>96375</text:p>
          </table:table-cell>
          <table:table-cell office:value-type="float" office:value="17892" calcext:value-type="float">
            <text:p>17892</text:p>
          </table:table-cell>
          <table:table-cell/>
          <table:table-cell office:value-type="string" calcext:value-type="string">
            <text:p><text:span text:style-name="T1">MINIMUM </text:span>MERGED_FULL_SONG2</text:p>
          </table:table-cell>
          <table:table-cell table:formula="of:=MIN([.C37:.C56])" office:value-type="float" office:value="12212" calcext:value-type="float">
            <text:p>12212</text:p>
          </table:table-cell>
          <table:table-cell table:formula="of:=([.F42]/1000)" office:value-type="float" office:value="12.212" calcext:value-type="float">
            <text:p>12.212</text:p>
          </table:table-cell>
          <table:table-cell table:formula="of:=[.G41]-[.G42]" office:value-type="float" office:value="10.327" calcext:value-type="float">
            <text:p>10.327</text:p>
          </table:table-cell>
        </table:table-row>
        <table:table-row table:style-name="ro1">
          <table:table-cell/>
          <table:table-cell office:value-type="float" office:value="27508" calcext:value-type="float">
            <text:p>27508</text:p>
          </table:table-cell>
          <table:table-cell office:value-type="float" office:value="17161" calcext:value-type="float">
            <text:p>17161</text:p>
          </table:table-cell>
          <table:table-cell/>
          <table:table-cell office:value-type="string" calcext:value-type="string">
            <text:p><text:span text:style-name="T1">MAXIMUM </text:span>MERGED_FULL_SONG2</text:p>
          </table:table-cell>
          <table:table-cell table:formula="of:=MAX([.C37:.C56])" office:value-type="float" office:value="91656" calcext:value-type="float">
            <text:p>91656</text:p>
          </table:table-cell>
          <table:table-cell table:formula="of:=([.F43]/1000)" office:value-type="float" office:value="91.656" calcext:value-type="float">
            <text:p>91.656</text:p>
          </table:table-cell>
          <table:table-cell table:formula="of:=[.G43]-[.G41]" office:value-type="float" office:value="69.117" calcext:value-type="float">
            <text:p>69.117</text:p>
          </table:table-cell>
        </table:table-row>
        <table:table-row table:style-name="ro1">
          <table:table-cell/>
          <table:table-cell office:value-type="float" office:value="43463" calcext:value-type="float">
            <text:p>43463</text:p>
          </table:table-cell>
          <table:table-cell office:value-type="float" office:value="18439" calcext:value-type="float">
            <text:p>18439</text:p>
          </table:table-cell>
          <table:table-cell/>
          <table:table-cell office:value-type="string" calcext:value-type="string">
            <text:p>MEDIAN MERGED_FULL_SONG2</text:p>
          </table:table-cell>
          <table:table-cell table:formula="of:=MEDIAN([.C37:.C46])" office:value-type="float" office:value="14250.5" calcext:value-type="float">
            <text:p>14250.5</text:p>
          </table:table-cell>
          <table:table-cell table:formula="of:=([.F44]/1000)" office:value-type="float" office:value="14.2505" calcext:value-type="float">
            <text:p>14.2505</text:p>
          </table:table-cell>
          <table:table-cell/>
        </table:table-row>
        <table:table-row table:style-name="ro1">
          <table:table-cell/>
          <table:table-cell office:value-type="float" office:value="47244" calcext:value-type="float">
            <text:p>47244</text:p>
          </table:table-cell>
          <table:table-cell office:value-type="float" office:value="12531" calcext:value-type="float">
            <text:p>125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82" calcext:value-type="float">
            <text:p>51282</text:p>
          </table:table-cell>
          <table:table-cell office:value-type="float" office:value="13612" calcext:value-type="float">
            <text:p>136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ON POS DEFINITE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EGATIVE J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string" calcext:value-type="string">
            <text:p>RP + SKL + CHROMA</text:p>
          </table:table-cell>
          <table:table-cell office:value-type="string" calcext:value-type="string">
            <text:p>MERGED_FULL_SONG1</text:p>
          </table:table-cell>
          <table:table-cell office:value-type="string" calcext:value-type="string">
            <text:p>MERGED_FULL_SONG2</text:p>
          </table:table-cell>
          <table:table-cell/>
          <table:table-cell office:value-type="string" calcext:value-type="string">
            <text:p>AVERAGE MERGED_FULL_SONG1</text:p>
          </table:table-cell>
          <table:table-cell table:formula="of:=AVERAGE([.B59:.B78])" office:value-type="float" office:value="48435.2" calcext:value-type="float">
            <text:p>48435.2</text:p>
          </table:table-cell>
          <table:table-cell table:formula="of:=([.F58]/1000)" office:value-type="float" office:value="48.4352" calcext:value-type="float">
            <text:p>48.4352</text:p>
          </table:table-cell>
          <table:table-cell/>
        </table:table-row>
        <table:table-row table:style-name="ro1">
          <table:table-cell/>
          <table:table-cell office:value-type="float" office:value="54179" calcext:value-type="float">
            <text:p>54179</text:p>
          </table:table-cell>
          <table:table-cell office:value-type="float" office:value="18176" calcext:value-type="float">
            <text:p>18176</text:p>
          </table:table-cell>
          <table:table-cell/>
          <table:table-cell office:value-type="string" calcext:value-type="string">
            <text:p>MINIMUM MERGED_FULL_SONG1</text:p>
          </table:table-cell>
          <table:table-cell table:formula="of:=MIN([.B59:.B78])" office:value-type="float" office:value="23687" calcext:value-type="float">
            <text:p>23687</text:p>
          </table:table-cell>
          <table:table-cell table:formula="of:=([.F59]/1000)" office:value-type="float" office:value="23.687" calcext:value-type="float">
            <text:p>23.687</text:p>
          </table:table-cell>
          <table:table-cell table:formula="of:=[.G58]-[.G59]" office:value-type="float" office:value="24.7482" calcext:value-type="float">
            <text:p>24.7482</text:p>
          </table:table-cell>
        </table:table-row>
        <table:table-row table:style-name="ro1">
          <table:table-cell/>
          <table:table-cell office:value-type="float" office:value="59101" calcext:value-type="float">
            <text:p>59101</text:p>
          </table:table-cell>
          <table:table-cell office:value-type="float" office:value="13652" calcext:value-type="float">
            <text:p>13652</text:p>
          </table:table-cell>
          <table:table-cell/>
          <table:table-cell office:value-type="string" calcext:value-type="string">
            <text:p>MAXIMUM MERGED_FULL_SONG1</text:p>
          </table:table-cell>
          <table:table-cell table:formula="of:=MAX([.B59:.B78])" office:value-type="float" office:value="86185" calcext:value-type="float">
            <text:p>86185</text:p>
          </table:table-cell>
          <table:table-cell table:formula="of:=([.F60]/1000)" office:value-type="float" office:value="86.185" calcext:value-type="float">
            <text:p>86.185</text:p>
          </table:table-cell>
          <table:table-cell table:formula="of:=[.G60]-[.G58]" office:value-type="float" office:value="37.7498" calcext:value-type="float">
            <text:p>37.7498</text:p>
          </table:table-cell>
        </table:table-row>
        <table:table-row table:style-name="ro1">
          <table:table-cell/>
          <table:table-cell office:value-type="float" office:value="23687" calcext:value-type="float">
            <text:p>23687</text:p>
          </table:table-cell>
          <table:table-cell office:value-type="float" office:value="17166" calcext:value-type="float">
            <text:p>17166</text:p>
          </table:table-cell>
          <table:table-cell/>
          <table:table-cell office:value-type="string" calcext:value-type="string">
            <text:p>MEDIAN MERGED_FULL_SONG1</text:p>
          </table:table-cell>
          <table:table-cell table:formula="of:=MEDIAN([.B59:.B68])" office:value-type="float" office:value="47259" calcext:value-type="float">
            <text:p>47259</text:p>
          </table:table-cell>
          <table:table-cell table:formula="of:=([.F61]/1000)" office:value-type="float" office:value="47.259" calcext:value-type="float">
            <text:p>47.259</text:p>
          </table:table-cell>
          <table:table-cell/>
        </table:table-row>
        <table:table-row table:style-name="ro1">
          <table:table-cell/>
          <table:table-cell office:value-type="float" office:value="25369" calcext:value-type="float">
            <text:p>25369</text:p>
          </table:table-cell>
          <table:table-cell office:value-type="float" office:value="17217" calcext:value-type="float">
            <text:p>172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339" calcext:value-type="float">
            <text:p>40339</text:p>
          </table:table-cell>
          <table:table-cell office:value-type="float" office:value="16959" calcext:value-type="float">
            <text:p>16959</text:p>
          </table:table-cell>
          <table:table-cell/>
          <table:table-cell office:value-type="string" calcext:value-type="string">
            <text:p><text:span text:style-name="T1">AVERAGE </text:span>MERGED_FULL_SONG2</text:p>
          </table:table-cell>
          <table:table-cell table:formula="of:=AVERAGE([.C59:.C78])" office:value-type="float" office:value="16274.5" calcext:value-type="float">
            <text:p>16274.5</text:p>
          </table:table-cell>
          <table:table-cell table:formula="of:=([.F63]/1000)" office:value-type="float" office:value="16.2745" calcext:value-type="float">
            <text:p>16.2745</text:p>
          </table:table-cell>
          <table:table-cell/>
        </table:table-row>
        <table:table-row table:style-name="ro1">
          <table:table-cell/>
          <table:table-cell office:value-type="float" office:value="86185" calcext:value-type="float">
            <text:p>86185</text:p>
          </table:table-cell>
          <table:table-cell office:value-type="float" office:value="16561" calcext:value-type="float">
            <text:p>16561</text:p>
          </table:table-cell>
          <table:table-cell/>
          <table:table-cell office:value-type="string" calcext:value-type="string">
            <text:p><text:span text:style-name="T1">MINIMUM </text:span>MERGED_FULL_SONG2</text:p>
          </table:table-cell>
          <table:table-cell table:formula="of:=MIN([.C59:.C78])" office:value-type="float" office:value="13652" calcext:value-type="float">
            <text:p>13652</text:p>
          </table:table-cell>
          <table:table-cell table:formula="of:=([.F64]/1000)" office:value-type="float" office:value="13.652" calcext:value-type="float">
            <text:p>13.652</text:p>
          </table:table-cell>
          <table:table-cell table:formula="of:=[.G63]-[.G64]" office:value-type="float" office:value="2.6225" calcext:value-type="float">
            <text:p>2.6225</text:p>
          </table:table-cell>
        </table:table-row>
        <table:table-row table:style-name="ro1">
          <table:table-cell/>
          <table:table-cell office:value-type="float" office:value="33411" calcext:value-type="float">
            <text:p>33411</text:p>
          </table:table-cell>
          <table:table-cell office:value-type="float" office:value="14752" calcext:value-type="float">
            <text:p>14752</text:p>
          </table:table-cell>
          <table:table-cell/>
          <table:table-cell office:value-type="string" calcext:value-type="string">
            <text:p><text:span text:style-name="T1">MAXIMUM </text:span>MERGED_FULL_SONG2</text:p>
          </table:table-cell>
          <table:table-cell table:formula="of:=MAX([.C59:.C78])" office:value-type="float" office:value="18176" calcext:value-type="float">
            <text:p>18176</text:p>
          </table:table-cell>
          <table:table-cell table:formula="of:=([.F65]/1000)" office:value-type="float" office:value="18.176" calcext:value-type="float">
            <text:p>18.176</text:p>
          </table:table-cell>
          <table:table-cell table:formula="of:=[.G65]-[.G63]" office:value-type="float" office:value="1.9015" calcext:value-type="float">
            <text:p>1.9015</text:p>
          </table:table-cell>
        </table:table-row>
        <table:table-row table:style-name="ro1">
          <table:table-cell/>
          <table:table-cell office:value-type="float" office:value="62349" calcext:value-type="float">
            <text:p>62349</text:p>
          </table:table-cell>
          <table:table-cell office:value-type="float" office:value="15925" calcext:value-type="float">
            <text:p>15925</text:p>
          </table:table-cell>
          <table:table-cell/>
          <table:table-cell office:value-type="string" calcext:value-type="string">
            <text:p>MEDIAN MERGED_FULL_SONG2</text:p>
          </table:table-cell>
          <table:table-cell table:formula="of:=MEDIAN([.C59:.C68])" office:value-type="float" office:value="16503.5" calcext:value-type="float">
            <text:p>16503.5</text:p>
          </table:table-cell>
          <table:table-cell table:formula="of:=([.F66]/1000)" office:value-type="float" office:value="16.5035" calcext:value-type="float">
            <text:p>16.5035</text:p>
          </table:table-cell>
          <table:table-cell/>
        </table:table-row>
        <table:table-row table:style-name="ro1">
          <table:table-cell/>
          <table:table-cell office:value-type="float" office:value="35919" calcext:value-type="float">
            <text:p>35919</text:p>
          </table:table-cell>
          <table:table-cell office:value-type="float" office:value="15891" calcext:value-type="float">
            <text:p>158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813" calcext:value-type="float">
            <text:p>63813</text:p>
          </table:table-cell>
          <table:table-cell office:value-type="float" office:value="16446" calcext:value-type="float">
            <text:p>164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EG: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N INVERTIBLE: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17:05.511474551</meta:creation-date>
    <dc:date>2025-08-08T13:29:45.118143236</dc:date>
    <meta:editing-duration>PT12H19M52S</meta:editing-duration>
    <meta:editing-cycles>75</meta:editing-cycles>
    <meta:generator>LibreOffice/7.3.7.2$Linux_X86_64 LibreOffice_project/30$Build-2</meta:generator>
    <meta:document-statistic meta:table-count="4" meta:cell-count="727" meta:object-count="0"/>
  </office:meta>
</office:document-meta>
</file>